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g" manifest:media-type="image/jpe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media/image6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3">
      <style:drawing-page-properties draw:fill="bitmap" draw:fill-image-name="a81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7">
      <style:drawing-page-properties draw:fill="bitmap" draw:fill-image-name="a81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3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60">
      <style:drawing-page-properties draw:fill="bitmap" draw:fill-image-name="a95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87">
      <style:drawing-page-properties draw:fill="bitmap" draw:fill-image-name="a88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2">
      <style:graphic-properties draw:fill="none" draw:stroke="non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4">
      <style:drawing-page-properties draw:fill="bitmap" draw:fill-image-name="a96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66">
      <style:graphic-properties draw:fill="none" draw:stroke="non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0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7">
      <style:drawing-page-properties draw:fill="bitmap" draw:fill-image-name="a85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4">
      <style:drawing-page-properties draw:fill="bitmap" draw:fill-image-name="a93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8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8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6">
      <style:paragraph-properties fo:line-height="8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8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8">
      <style:drawing-page-properties draw:fill="bitmap" draw:fill-image-name="a90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48">
      <style:drawing-page-properties draw:fill="bitmap" draw:fill-image-name="a94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2">
      <style:paragraph-properties fo:line-height="8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8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9">
      <style:paragraph-properties fo:line-height="8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0">
      <style:drawing-page-properties draw:fill="bitmap" draw:fill-image-name="a86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0">
      <style:graphic-properties draw:fill="none" draw:stroke="non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2">
      <style:drawing-page-properties draw:fill="bitmap" draw:fill-image-name="a95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9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54">
      <style:graphic-properties draw:fill="none" draw:stroke="none"/>
    </style:style>
    <style:style style:family="drawing-page" style:name="a956">
      <style:drawing-page-properties draw:fill="bitmap" draw:fill-image-name="a95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58">
      <style:graphic-properties draw:fill="none" draw:stroke="none"/>
    </style:style>
    <style:style style:family="presentation" style:name="a8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3">
      <style:drawing-page-properties draw:fill="bitmap" draw:fill-image-name="a84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3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2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3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2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6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3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5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5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2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9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2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4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8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8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1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3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0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3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4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3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0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4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7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2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</office:automatic-styles>
  <office:body>
    <office:presentation>
      <draw:page draw:name="Slide1" draw:style-name="a813" draw:master-page-name="Master1-Layout1-title-Title-Slide" presentation:presentation-page-layout-name="Master1-PPL1" draw:id="Slide-256">
        <draw:frame draw:id="id227" presentation:style-name="a814" draw:name="Title 1" svg:x="3.20254in" svg:y="1.50926in" svg:width="9.37732in" svg:height="2.86111in" presentation:class="title" presentation:placeholder="true">
          <draw:text-box/>
          <svg:title/>
          <svg:desc/>
        </draw:frame>
        <draw:frame draw:id="id228" presentation:style-name="a815" draw:name="Subtitle 2" svg:x="4.93808in" svg:y="4.37037in" svg:width="7.64178in" svg:height="1.51852in" presentation:class="subtitle" presentation:placeholder="true">
          <draw:text-box/>
          <svg:title/>
          <svg:desc/>
        </draw:frame>
      </draw:page>
      <draw:page draw:name="Slide2" draw:style-name="a817" draw:master-page-name="Master1-Layout2-obj-Title-and-Content" presentation:presentation-page-layout-name="Master1-PPL2" draw:id="Slide-257">
        <draw:frame draw:id="id229" presentation:style-name="a818" draw:name="Title 1" svg:x="1.62326in" svg:y="0.75in" svg:width="10.9566in" svg:height="1.91667in" presentation:class="title" presentation:placeholder="true">
          <draw:text-box/>
          <svg:title/>
          <svg:desc/>
        </draw:frame>
        <draw:frame draw:id="id230" presentation:style-name="a841" draw:name="Content Placeholder 2" svg:x="1.62326in" svg:y="2.91667in" svg:width="10.9566in" svg:height="3.41667in" presentation:class="outline" presentation:placeholder="false">
          <draw:text-box>
            <text:list text:style-name="a821">
              <text:list-item>
                <text:p text:style-name="a820" text:class-names="" text:cond-style-name=""><text:span text:style-name="a819" text:class-names="">is a cloud application management service that makes it easy to deploy and operate applications of all shapes and sizes.<text:s text:c="1"/></text:span></text:p>
              </text:list-item>
            </text:list>
            <text:list text:style-name="a824">
              <text:list-item>
                <text:p text:style-name="a823" text:class-names="" text:cond-style-name=""><text:span text:style-name="a822" text:class-names="">You can define the application’s architecture and the specification of each component including package installation,<text:s text:c="1"/></text:span></text:p>
              </text:list-item>
            </text:list>
            <text:list text:style-name="a827">
              <text:list-item>
                <text:p text:style-name="a826" text:class-names="" text:cond-style-name=""><text:span text:style-name="a825" text:class-names="">software configuration and resources such as storage.<text:s text:c="1"/></text:span></text:p>
              </text:list-item>
            </text:list>
            <text:list text:style-name="a830">
              <text:list-item>
                <text:p text:style-name="a829" text:class-names="" text:cond-style-name=""><text:span text:style-name="a828" text:class-names="">Start from templates for common technologies like application servers and databases<text:s text:c="1"/></text:span></text:p>
              </text:list-item>
            </text:list>
            <text:list text:style-name="a833">
              <text:list-item>
                <text:p text:style-name="a832" text:class-names="" text:cond-style-name=""><text:span text:style-name="a831" text:class-names="">or build your own to perform any task that can be scripted.<text:s text:c="1"/></text:span></text:p>
              </text:list-item>
            </text:list>
            <text:list text:style-name="a836">
              <text:list-item>
                <text:p text:style-name="a835" text:class-names="" text:cond-style-name=""><text:span text:style-name="a834" text:class-names="">AWS OpsWorks includes automation to scale your application based on time or load and dynamic configuration<text:s text:c="1"/></text:span></text:p>
              </text:list-item>
            </text:list>
            <text:list text:style-name="a840">
              <text:list-item>
                <text:p text:style-name="a839" text:class-names="" text:cond-style-name=""><text:span text:style-name="a837" text:class-names="">to orchestrate changes as your environment scales.</text:span><text:span text:style-name="a838" text:class-names=""/></text:p>
              </text:list-item>
            </text:list>
          </draw:text-box>
          <svg:title/>
          <svg:desc/>
        </draw:frame>
      </draw:page>
      <draw:page draw:name="Slide3" draw:style-name="a843" draw:master-page-name="Master1-Layout2-obj-Title-and-Content" presentation:presentation-page-layout-name="Master1-PPL2" draw:id="Slide-258">
        <draw:frame draw:id="id231" presentation:style-name="a847" draw:name="Title 1" svg:x="1.62326in" svg:y="0.75in" svg:width="10.9566in" svg:height="1.91667in" presentation:class="title" presentation:placeholder="false">
          <draw:text-box>
            <text:p text:style-name="a846" text:class-names="" text:cond-style-name=""><text:span text:style-name="a844" text:class-names="">App Deployment<text:line-break/></text:span><text:span text:style-name="a845" text:class-names=""/></text:p>
          </draw:text-box>
          <svg:title/>
          <svg:desc/>
        </draw:frame>
        <draw:frame draw:id="id232" presentation:style-name="a855" draw:name="Content Placeholder 2" svg:x="1.62326in" svg:y="2.91667in" svg:width="10.9566in" svg:height="3.41667in" presentation:class="outline" presentation:placeholder="false">
          <draw:text-box>
            <text:list text:style-name="a850">
              <text:list-item>
                <text:p text:style-name="a849" text:class-names="" text:cond-style-name=""><text:span text:style-name="a848" text:class-names="">You can pull your code from a repository and install it on one or all of your instances.<text:s text:c="1"/></text:span></text:p>
              </text:list-item>
            </text:list>
            <text:list text:style-name="a854">
              <text:list-item>
                <text:p text:style-name="a853" text:class-names="" text:cond-style-name=""><text:span text:style-name="a851" text:class-names="">You can have multiple applications in a stack that are configured to work together as a system.</text:span><text:span text:style-name="a852" text:class-names=""/></text:p>
              </text:list-item>
            </text:list>
          </draw:text-box>
          <svg:title/>
          <svg:desc/>
        </draw:frame>
      </draw:page>
      <draw:page draw:name="Slide4" draw:style-name="a857" draw:master-page-name="Master1-Layout2-obj-Title-and-Content" presentation:presentation-page-layout-name="Master1-PPL2" draw:id="Slide-259">
        <draw:frame draw:id="id233" presentation:style-name="a861" draw:name="Title 1" svg:x="1.62326in" svg:y="0.75in" svg:width="10.9566in" svg:height="1.91667in" presentation:class="title" presentation:placeholder="false">
          <draw:text-box>
            <text:p text:style-name="a860" text:class-names="" text:cond-style-name=""><text:span text:style-name="a858" text:class-names="">Auto Healing<text:line-break/></text:span><text:span text:style-name="a859" text:class-names=""/></text:p>
          </draw:text-box>
          <svg:title/>
          <svg:desc/>
        </draw:frame>
        <draw:frame draw:id="id234" presentation:style-name="a868" draw:name="Content Placeholder 2" svg:x="1.62326in" svg:y="2.91667in" svg:width="10.9566in" svg:height="3.41667in" presentation:class="outline" presentation:placeholder="false">
          <draw:text-box>
            <text:list text:style-name="a867">
              <text:list-item>
                <text:p text:style-name="a866" text:class-names="" text:cond-style-name=""><text:span text:style-name="a862" text:class-names="">If an instance fails, AWS<text:s text:c="1"/></text:span><text:span text:style-name="a863" text:class-names="">OpsWorks</text:span><text:span text:style-name="a864" text:class-names=""><text:s text:c="1"/>can replace it with a new one.</text:span><text:span text:style-name="a865" text:class-names=""/></text:p>
              </text:list-item>
            </text:list>
          </draw:text-box>
          <svg:title/>
          <svg:desc/>
        </draw:frame>
      </draw:page>
      <draw:page draw:name="Slide5" draw:style-name="a870" draw:master-page-name="Master1-Layout2-obj-Title-and-Content" presentation:presentation-page-layout-name="Master1-PPL2" draw:id="Slide-260">
        <draw:frame draw:id="id235" presentation:style-name="a874" draw:name="Title 1" svg:x="1.62326in" svg:y="0.75in" svg:width="10.9566in" svg:height="1.91667in" presentation:class="title" presentation:placeholder="false">
          <draw:text-box>
            <text:p text:style-name="a873" text:class-names="" text:cond-style-name=""><text:span text:style-name="a871" text:class-names="">Automatic Instance Scaling<text:line-break/></text:span><text:span text:style-name="a872" text:class-names=""/></text:p>
          </draw:text-box>
          <svg:title/>
          <svg:desc/>
        </draw:frame>
        <draw:frame draw:id="id236" presentation:style-name="a885" draw:name="Content Placeholder 2" svg:x="1.62326in" svg:y="2.91667in" svg:width="10.9566in" svg:height="3.41667in" presentation:class="outline" presentation:placeholder="false">
          <draw:text-box>
            <text:list text:style-name="a877">
              <text:list-item>
                <text:p text:style-name="a876" text:class-names="" text:cond-style-name=""><text:span text:style-name="a875" text:class-names="">You can adapt the number of running instances to match your load, with time- or load-based auto scaling.<text:s text:c="1"/></text:span></text:p>
              </text:list-item>
            </text:list>
            <text:list text:style-name="a880">
              <text:list-item>
                <text:p text:style-name="a879" text:class-names="" text:cond-style-name=""><text:span text:style-name="a878" text:class-names="">The instances in your pool can vary in size, letting you scale gradually or quickly.<text:s text:c="1"/></text:span></text:p>
              </text:list-item>
            </text:list>
            <text:list text:style-name="a884">
              <text:list-item>
                <text:p text:style-name="a883" text:class-names="" text:cond-style-name=""><text:span text:style-name="a881" text:class-names="">This allows you to handle load spikes and save money by only using exactly what is needed.</text:span><text:span text:style-name="a882" text:class-names=""/></text:p>
              </text:list-item>
            </text:list>
          </draw:text-box>
          <svg:title/>
          <svg:desc/>
        </draw:frame>
      </draw:page>
      <draw:page draw:name="Slide6" draw:style-name="a887" draw:master-page-name="Master1-Layout2-obj-Title-and-Content" presentation:presentation-page-layout-name="Master1-PPL2" draw:id="Slide-261">
        <draw:frame draw:id="id237" presentation:style-name="a891" draw:name="Title 1" svg:x="1.62326in" svg:y="0.75in" svg:width="10.9566in" svg:height="1.91667in" presentation:class="title" presentation:placeholder="false">
          <draw:text-box>
            <text:p text:style-name="a890" text:class-names="" text:cond-style-name=""><text:span text:style-name="a888" text:class-names="">Monitoring</text:span><text:span text:style-name="a889" text:class-names=""/></text:p>
          </draw:text-box>
          <svg:title/>
          <svg:desc/>
        </draw:frame>
        <draw:frame draw:id="id238" presentation:style-name="a906" draw:name="Content Placeholder 2" svg:x="1.62326in" svg:y="2.91667in" svg:width="10.9566in" svg:height="3.41667in" presentation:class="outline" presentation:placeholder="false">
          <draw:text-box>
            <text:list text:style-name="a894">
              <text:list-item>
                <text:p text:style-name="a893" text:class-names="" text:cond-style-name=""><text:span text:style-name="a892" text:class-names=""/></text:p>
              </text:list-item>
            </text:list>
            <text:list text:style-name="a901">
              <text:list-item>
                <text:p text:style-name="a900" text:class-names="" text:cond-style-name=""><text:span text:style-name="a895" text:class-names="">AWS<text:s text:c="1"/></text:span><text:span text:style-name="a896" text:class-names="">OpsWorks</text:span><text:span text:style-name="a897" text:class-names=""><text:s text:c="1"/>sends all of your resource metrics to Amazon<text:s text:c="1"/></text:span><text:span text:style-name="a898" text:class-names="">CloudWatch</text:span><text:span text:style-name="a899" text:class-names="">,<text:s text:c="1"/></text:span></text:p>
              </text:list-item>
            </text:list>
            <text:list text:style-name="a905">
              <text:list-item>
                <text:p text:style-name="a904" text:class-names="" text:cond-style-name=""><text:span text:style-name="a902" text:class-names="">making it easy to view graphs and set alarms to help you troubleshoot and take automated action based on the state of your resources.</text:span><text:span text:style-name="a903" text:class-names=""/></text:p>
              </text:list-item>
            </text:list>
          </draw:text-box>
          <svg:title/>
          <svg:desc/>
        </draw:frame>
      </draw:page>
      <draw:page draw:name="Slide7" draw:style-name="a908" draw:master-page-name="Master1-Layout2-obj-Title-and-Content" presentation:presentation-page-layout-name="Master1-PPL2" draw:id="Slide-262">
        <draw:frame draw:id="id239" presentation:style-name="a914" draw:name="Title 1" svg:x="1.62326in" svg:y="0.75in" svg:width="10.9566in" svg:height="1.91667in" presentation:class="title" presentation:placeholder="false">
          <draw:text-box>
            <text:p text:style-name="a913" text:class-names="" text:cond-style-name=""><text:span text:style-name="a909" text:class-names="">AWS<text:s text:c="1"/></text:span><text:span text:style-name="a910" text:class-names="">OpsWorks</text:span><text:span text:style-name="a911" text:class-names=""><text:s text:c="1"/>Pricing<text:line-break/></text:span><text:span text:style-name="a912" text:class-names=""/></text:p>
          </draw:text-box>
          <svg:title/>
          <svg:desc/>
        </draw:frame>
        <draw:frame draw:id="id240" presentation:style-name="a932" draw:name="Content Placeholder 2" svg:x="1.62326in" svg:y="2.91667in" svg:width="10.9566in" svg:height="3.41667in" presentation:class="outline" presentation:placeholder="false">
          <draw:text-box>
            <text:list text:style-name="a919">
              <text:list-item>
                <text:p text:style-name="a918" text:class-names="" text:cond-style-name=""><text:span text:style-name="a915" text:class-names="">There is no additional charge for AWS<text:s text:c="1"/></text:span><text:span text:style-name="a916" text:class-names="">OpsWorks</text:span><text:span text:style-name="a917" text:class-names="">.<text:s text:c="1"/></text:span></text:p>
              </text:list-item>
            </text:list>
            <text:list text:style-name="a924">
              <text:list-item>
                <text:p text:style-name="a923" text:class-names="" text:cond-style-name=""><text:span text:style-name="a920" text:class-names="">You pay for AWS resources (e.g. EC2 instances, EBS volumes, Elastic IP addresses) created using<text:s text:c="1"/></text:span><text:span text:style-name="a921" text:class-names="">OpsWorks</text:span><text:span text:style-name="a922" text:class-names=""><text:s text:c="1"/>in the same manner<text:s text:c="1"/></text:span></text:p>
              </text:list-item>
            </text:list>
            <text:list text:style-name="a927">
              <text:list-item>
                <text:p text:style-name="a926" text:class-names="" text:cond-style-name=""><text:span text:style-name="a925" text:class-names="">as if you created them manually. <text:s text:c="1"/>With all AWS services, you only pay for what you use, as you use it;<text:s text:c="1"/></text:span></text:p>
              </text:list-item>
            </text:list>
            <text:list text:style-name="a931">
              <text:list-item>
                <text:p text:style-name="a930" text:class-names="" text:cond-style-name=""><text:span text:style-name="a928" text:class-names="">there are no minimum fees and no upfront commitments.</text:span><text:span text:style-name="a929" text:class-names=""/></text:p>
              </text:list-item>
            </text:list>
          </draw:text-box>
          <svg:title/>
          <svg:desc/>
        </draw:frame>
      </draw:page>
      <draw:page draw:name="Slide8" draw:style-name="a934" draw:master-page-name="Master1-Layout2-obj-Title-and-Content" presentation:presentation-page-layout-name="Master1-PPL2" draw:id="Slide-263">
        <draw:frame draw:id="id241" presentation:style-name="a935" draw:name="Title 1" svg:x="1.62326in" svg:y="0.75in" svg:width="10.9566in" svg:height="1.91667in" presentation:class="title" presentation:placeholder="true">
          <draw:text-box/>
          <svg:title/>
          <svg:desc/>
        </draw:frame>
        <draw:frame draw:id="id242" presentation:style-name="a946" draw:name="Content Placeholder 2" svg:x="1.62326in" svg:y="2.91667in" svg:width="10.9566in" svg:height="3.41667in" presentation:class="outline" presentation:placeholder="false">
          <draw:text-box>
            <text:list text:style-name="a938">
              <text:list-item>
                <text:p text:style-name="a937" text:class-names="" text:cond-style-name=""><text:span text:style-name="a936" text:class-names="">The AWS Free Tier enables hands-on experience with Amazon Web Services at no charge for 12 months after you sign up.</text:span></text:p>
              </text:list-item>
            </text:list>
            <text:list text:style-name="a941">
              <text:list-item>
                <text:p text:style-name="a940" text:class-names="" text:cond-style-name=""><text:span text:style-name="a939" text:class-names=""/></text:p>
              </text:list-item>
            </text:list>
            <text:list text:style-name="a945">
              <text:list-item>
                <text:p text:style-name="a944" text:class-names="" text:cond-style-name=""><text:span text:style-name="a942" text:class-names="">After creating your AWS account you can use any of the 18 products and services, listed below, for free within certain usage limits.</text:span><text:span text:style-name="a943" text:class-names=""/></text:p>
              </text:list-item>
            </text:list>
          </draw:text-box>
          <svg:title/>
          <svg:desc/>
        </draw:frame>
      </draw:page>
      <draw:page draw:name="Slide9" draw:style-name="a948" draw:master-page-name="Master1-Layout2-obj-Title-and-Content" presentation:presentation-page-layout-name="Master1-PPL2" draw:id="Slide-264">
        <draw:frame draw:id="id243" presentation:style-name="a949" draw:name="Title 1" svg:x="1.62326in" svg:y="0.75in" svg:width="10.9566in" svg:height="1.91667in" presentation:class="title" presentation:placeholder="true">
          <draw:text-box/>
          <svg:title/>
          <svg:desc/>
        </draw:frame>
        <draw:frame draw:id="id244" presentation:style-name="a950" draw:name="Content Placeholder 3" svg:x="5.24834in" svg:y="2.91667in" svg:width="3.70644in" svg:height="3.41667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10" draw:style-name="a952" draw:master-page-name="Master1-Layout2-obj-Title-and-Content" presentation:presentation-page-layout-name="Master1-PPL2" draw:id="Slide-265">
        <draw:frame draw:id="id245" presentation:style-name="a953" draw:name="Title 1" svg:x="1.62326in" svg:y="0.75in" svg:width="10.9566in" svg:height="1.91667in" presentation:class="title" presentation:placeholder="true">
          <draw:text-box/>
          <svg:title/>
          <svg:desc/>
        </draw:frame>
        <draw:frame draw:id="id246" presentation:style-name="a954" draw:name="Content Placeholder 3" svg:x="3.71033in" svg:y="2.91667in" svg:width="6.78247in" svg:height="3.41667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</draw:page>
      <draw:page draw:name="Slide11" draw:style-name="a956" draw:master-page-name="Master1-Layout2-obj-Title-and-Content" presentation:presentation-page-layout-name="Master1-PPL2" draw:id="Slide-266">
        <draw:frame draw:id="id247" presentation:style-name="a957" draw:name="Title 1" svg:x="1.62326in" svg:y="0.75in" svg:width="10.9566in" svg:height="1.91667in" presentation:class="title" presentation:placeholder="true">
          <draw:text-box/>
          <svg:title/>
          <svg:desc/>
        </draw:frame>
        <draw:frame draw:id="id248" presentation:style-name="a958" draw:name="Content Placeholder 3" svg:x="4.45961in" svg:y="2.91667in" svg:width="5.28391in" svg:height="3.41667in" style:rel-width="scale" style:rel-height="scale" presentation:class="graphic" presentation:placeholder="false">
          <draw:image xlink:href="media/image3.jpg" xlink:type="simple" xlink:show="embed" xlink:actuate="onLoad"/>
          <svg:title/>
          <svg:desc/>
        </draw:frame>
      </draw:page>
      <draw:page draw:name="Slide12" draw:style-name="a960" draw:master-page-name="Master1-Layout2-obj-Title-and-Content" presentation:presentation-page-layout-name="Master1-PPL2" draw:id="Slide-267">
        <draw:frame draw:id="id249" presentation:style-name="a961" draw:name="Title 1" svg:x="1.62326in" svg:y="0.75in" svg:width="10.9566in" svg:height="1.91667in" presentation:class="title" presentation:placeholder="true">
          <draw:text-box/>
          <svg:title/>
          <svg:desc/>
        </draw:frame>
        <draw:frame draw:id="id250" presentation:style-name="a962" draw:name="Content Placeholder 3" svg:x="5.0325in" svg:y="2.91667in" svg:width="4.13813in" svg:height="3.41667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</draw:page>
      <draw:page draw:name="Slide13" draw:style-name="a964" draw:master-page-name="Master1-Layout2-obj-Title-and-Content" presentation:presentation-page-layout-name="Master1-PPL2" draw:id="Slide-268">
        <draw:frame draw:id="id251" presentation:style-name="a965" draw:name="Title 1" svg:x="1.62326in" svg:y="0.75in" svg:width="10.9566in" svg:height="1.91667in" presentation:class="title" presentation:placeholder="true">
          <draw:text-box/>
          <svg:title/>
          <svg:desc/>
        </draw:frame>
        <draw:frame draw:id="id252" presentation:style-name="a966" draw:name="Content Placeholder 3" svg:x="3.99661in" svg:y="2.91667in" svg:width="6.20991in" svg:height="3.41667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3.20254in" svg:y="1.50926in" svg:width="9.37732in" svg:height="2.86111in"/>
      <presentation:placeholder presentation:object="subtitle" svg:x="4.93808in" svg:y="4.37037in" svg:width="7.64178in" svg:height="1.51852in"/>
      <presentation:placeholder presentation:object="date-time" svg:x="10.64376in" svg:y="6.43403in" svg:width="1.25in" svg:height="0.39931in"/>
      <presentation:placeholder presentation:object="footer" svg:x="5.8316in" svg:y="6.43403in" svg:width="4.72883in" svg:height="0.39931in"/>
      <presentation:placeholder presentation:object="page-number" svg:x="11.9771in" svg:y="6.43403in" svg:width="0.60276in" svg:height="0.39931in"/>
    </style:presentation-page-layout>
    <style:presentation-page-layout style:name="Master1-PPL2" style:display-name="Title and Content">
      <presentation:placeholder presentation:object="title" svg:x="1.62326in" svg:y="0.75in" svg:width="10.9566in" svg:height="1.91667in"/>
      <presentation:placeholder presentation:object="object" svg:x="1.62326in" svg:y="2.91667in" svg:width="10.9566in" svg:height="3.4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1637in" svg:width="0.60276in" svg:height="0.39931in"/>
    </style:presentation-page-layout>
    <style:presentation-page-layout style:name="Master1-PPL3" style:display-name="Section Header">
      <presentation:placeholder presentation:object="title" svg:x="2.81308in" svg:y="2.91667in" svg:width="9.76678in" svg:height="2.30794in"/>
      <presentation:placeholder presentation:object="outline" svg:x="2.81308in" svg:y="5.22461in" svg:width="9.76678in" svg:height="0.94094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4" style:display-name="Two Content">
      <presentation:placeholder presentation:object="title" svg:x="1.62326in" svg:y="0.75in" svg:width="10.9566in" svg:height="1.91667in"/>
      <presentation:placeholder presentation:object="object" svg:x="1.62326in" svg:y="2.91667in" svg:width="5.3533in" svg:height="3.41667in"/>
      <presentation:placeholder presentation:object="object" svg:x="7.22656in" svg:y="2.91667in" svg:width="5.3533in" svg:height="3.4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5" style:display-name="Comparison">
      <presentation:placeholder presentation:object="title" svg:x="1.62326in" svg:y="0.75in" svg:width="10.9566in" svg:height="1.91667in"/>
      <presentation:placeholder presentation:object="outline" svg:x="1.93808in" svg:y="2.90741in" svg:width="5.03848in" svg:height="0.63021in"/>
      <presentation:placeholder presentation:object="object" svg:x="1.62326in" svg:y="3.64757in" svg:width="5.3533in" svg:height="2.68576in"/>
      <presentation:placeholder presentation:object="outline" svg:x="7.52459in" svg:y="2.91667in" svg:width="5.05527in" svg:height="0.63021in"/>
      <presentation:placeholder presentation:object="object" svg:x="7.22656in" svg:y="3.64757in" svg:width="5.3533in" svg:height="2.68576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6" style:display-name="Title Only">
      <presentation:placeholder presentation:object="title" svg:x="1.62326in" svg:y="0.75in" svg:width="10.9566in" svg:height="1.9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7" style:display-name="Blank"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8" style:display-name="Content with Caption">
      <presentation:placeholder presentation:object="title" svg:x="1.62326in" svg:y="1.75in" svg:width="3.88137in" svg:height="1.5in"/>
      <presentation:placeholder presentation:object="object" svg:x="5.75463in" svg:y="0.75in" svg:width="6.82523in" svg:height="5.58333in"/>
      <presentation:placeholder presentation:object="outline" svg:x="1.62326in" svg:y="3.25in" svg:width="3.88137in" svg:height="2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9" style:display-name="Picture with Caption">
      <presentation:placeholder presentation:object="title" svg:x="1.62153in" svg:y="1.91667in" svg:width="5.93412in" svg:height="1.5in"/>
      <presentation:placeholder presentation:object="graphic" svg:x="8.30565in" svg:y="1in" svg:width="3.58812in" svg:height="5in"/>
      <presentation:placeholder presentation:object="outline" svg:x="1.62153in" svg:y="3.41667in" svg:width="5.93412in" svg:height="2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0" style:display-name="Panoramic Picture with Caption">
      <presentation:placeholder presentation:object="title" svg:x="1.62326in" svg:y="5.17592in" svg:width="10.9566in" svg:height="0.61979in"/>
      <presentation:placeholder presentation:object="graphic" svg:x="2.60937in" svg:y="1.01937in" svg:width="8.996in" svg:height="3.46126in"/>
      <presentation:placeholder presentation:object="outline" svg:x="1.62326in" svg:y="5.79572in" svg:width="10.9566in" svg:height="0.5399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1" style:display-name="Title and Caption">
      <presentation:placeholder presentation:object="title" svg:x="1.62326in" svg:y="0.75in" svg:width="10.9566in" svg:height="3.33333in"/>
      <presentation:placeholder presentation:object="outline" svg:x="1.62326in" svg:y="4.75in" svg:width="10.9566in" svg:height="1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2" style:display-name="Quote with Caption">
      <presentation:placeholder presentation:object="title" svg:x="2.41493in" svg:y="0.75in" svg:width="9.8316in" svg:height="3in"/>
      <presentation:placeholder presentation:object="outline" svg:x="2.66493in" svg:y="3.75in" svg:width="9.3316in" svg:height="0.41667in"/>
      <presentation:placeholder presentation:object="outline" svg:x="1.62326in" svg:y="4.75in" svg:width="10.9566in" svg:height="1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3" style:display-name="Name Card">
      <presentation:placeholder presentation:object="title" svg:x="1.62326in" svg:y="3.61831in" svg:width="10.95659in" svg:height="1.6063in"/>
      <presentation:placeholder presentation:object="outline" svg:x="1.62326in" svg:y="5.22461in" svg:width="10.95659in" svg:height="0.94094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4" style:display-name="Quote Name Card">
      <presentation:placeholder presentation:object="title" svg:x="2.41493in" svg:y="0.75in" svg:width="9.8316in" svg:height="3in"/>
      <presentation:placeholder presentation:object="outline" svg:x="1.62326in" svg:y="4.25in" svg:width="10.95659in" svg:height="0.97222in"/>
      <presentation:placeholder presentation:object="outline" svg:x="1.62326in" svg:y="5.22222in" svg:width="10.95659in" svg:height="1.11111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5" style:display-name="True or False">
      <presentation:placeholder presentation:object="title" svg:x="1.62326in" svg:y="0.75in" svg:width="10.9566in" svg:height="2.98264in"/>
      <presentation:placeholder presentation:object="outline" svg:x="1.62326in" svg:y="3.83333in" svg:width="10.9566in" svg:height="0.91667in"/>
      <presentation:placeholder presentation:object="outline" svg:x="1.62326in" svg:y="4.75in" svg:width="10.9566in" svg:height="1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6" style:display-name="Title and Vertical Text">
      <presentation:placeholder presentation:object="title" svg:x="1.62326in" svg:y="0.75in" svg:width="10.9566in" svg:height="1.91667in"/>
      <presentation:placeholder presentation:object="outline" svg:x="1.62326in" svg:y="2.91667in" svg:width="10.9566in" svg:height="3.4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7" style:display-name="Vertical Title and Text">
      <presentation:placeholder presentation:object="title" svg:x="10.64376in" svg:y="0.75in" svg:width="1.9361in" svg:height="5.58333in"/>
      <presentation:placeholder presentation:object="outline" svg:x="1.62326in" svg:y="0.75in" svg:width="8.7705in" svg:height="5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fill-image draw:name="a933" xlink:href="media/image6.png" xlink:show="embed" xlink:actuate="onLoad"/>
    <draw:fill-image draw:name="a673" xlink:href="media/image6.png" xlink:show="embed" xlink:actuate="onLoad"/>
    <draw:fill-image draw:name="a372" xlink:href="media/image6.png" xlink:show="embed" xlink:actuate="onLoad"/>
    <draw:fill-image draw:name="a812" xlink:href="media/image6.png" xlink:show="embed" xlink:actuate="onLoad"/>
    <draw:fill-image draw:name="a869" xlink:href="media/image6.png" xlink:show="embed" xlink:actuate="onLoad"/>
    <draw:fill-image draw:name="a816" xlink:href="media/image6.png" xlink:show="embed" xlink:actuate="onLoad"/>
    <draw:fill-image draw:name="a856" xlink:href="media/image6.png" xlink:show="embed" xlink:actuate="onLoad"/>
    <draw:fill-image draw:name="a963" xlink:href="media/image6.png" xlink:show="embed" xlink:actuate="onLoad"/>
    <draw:fill-image draw:name="a626" xlink:href="media/image6.png" xlink:show="embed" xlink:actuate="onLoad"/>
    <draw:fill-image draw:name="a171" xlink:href="media/image6.png" xlink:show="embed" xlink:actuate="onLoad"/>
    <draw:fill-image draw:name="a134" xlink:href="media/image6.png" xlink:show="embed" xlink:actuate="onLoad"/>
    <draw:fill-image draw:name="a842" xlink:href="media/image6.png" xlink:show="embed" xlink:actuate="onLoad"/>
    <draw:fill-image draw:name="a542" xlink:href="media/image6.png" xlink:show="embed" xlink:actuate="onLoad"/>
    <draw:fill-image draw:name="a505" xlink:href="media/image6.png" xlink:show="embed" xlink:actuate="onLoad"/>
    <draw:fill-image draw:name="a0" xlink:href="media/image6.png" xlink:show="embed" xlink:actuate="onLoad"/>
    <draw:fill-image draw:name="a951" xlink:href="media/image6.png" xlink:show="embed" xlink:actuate="onLoad"/>
    <draw:fill-image draw:name="a886" xlink:href="media/image6.png" xlink:show="embed" xlink:actuate="onLoad"/>
    <draw:fill-image draw:name="a955" xlink:href="media/image6.png" xlink:show="embed" xlink:actuate="onLoad"/>
    <draw:fill-image draw:name="a425" xlink:href="media/image6.png" xlink:show="embed" xlink:actuate="onLoad"/>
    <draw:fill-image draw:name="a763" xlink:href="media/image6.png" xlink:show="embed" xlink:actuate="onLoad"/>
    <draw:fill-image draw:name="a589" xlink:href="media/image6.png" xlink:show="embed" xlink:actuate="onLoad"/>
    <draw:fill-image draw:name="a959" xlink:href="media/image6.png" xlink:show="embed" xlink:actuate="onLoad"/>
    <draw:fill-image draw:name="a465" xlink:href="media/image6.png" xlink:show="embed" xlink:actuate="onLoad"/>
    <draw:fill-image draw:name="a85" xlink:href="media/image6.png" xlink:show="embed" xlink:actuate="onLoad"/>
    <draw:fill-image draw:name="a49" xlink:href="media/image6.png" xlink:show="embed" xlink:actuate="onLoad"/>
    <draw:fill-image draw:name="a342" xlink:href="media/image6.png" xlink:show="embed" xlink:actuate="onLoad"/>
    <draw:fill-image draw:name="a907" xlink:href="media/image6.png" xlink:show="embed" xlink:actuate="onLoad"/>
    <draw:fill-image draw:name="a236" xlink:href="media/image6.png" xlink:show="embed" xlink:actuate="onLoad"/>
    <draw:fill-image draw:name="a714" xlink:href="media/image6.png" xlink:show="embed" xlink:actuate="onLoad"/>
    <draw:fill-image draw:name="a947" xlink:href="media/image6.png" xlink:show="embed" xlink:actuate="onLoad"/>
    <draw:fill-image draw:name="a309" xlink:href="media/image6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2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49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674">
      <style:drawing-page-properties draw:fill="bitmap" draw:fill-image-name="a67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3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">
      <style:drawing-page-properties draw:fill="bitmap" draw:fill-image-name="a8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2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9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5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58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1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bitmap" draw:fill-image-name="a23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7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4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466">
      <style:drawing-page-properties draw:fill="bitmap" draw:fill-image-name="a46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8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1">
      <style:text-properties fo:font-variant="normal" fo:text-transform="none" fo:color="#1287c3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4167in" svg:stroke-color="#cdd0d1" svg:stroke-opacity="100%" draw:auto-grow-width="false" draw:auto-grow-height="false" style:shrink-to-fit="true"/>
      <style:paragraph-properties style:font-independent-line-spacing="true" style:writing-mode="lr-tb"/>
    </style:style>
    <style:style style:family="paragraph" style:name="a249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1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4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7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0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89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3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715">
      <style:drawing-page-properties draw:fill="bitmap" draw:fill-image-name="a71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1287c3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2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69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5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8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20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4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506">
      <style:drawing-page-properties draw:fill="bitmap" draw:fill-image-name="a50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7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3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6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9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6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50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9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53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6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9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2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5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2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08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8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62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4">
      <style:drawing-page-properties draw:fill="bitmap" draw:fill-image-name="a76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0">
      <style:drawing-page-properties draw:fill="bitmap" draw:fill-image-name="a30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1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3">
      <style:drawing-page-properties draw:fill="bitmap" draw:fill-image-name="a54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6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29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2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5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8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1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18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3">
      <style:drawing-page-properties draw:fill="bitmap" draw:fill-image-name="a34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9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2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5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8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7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6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59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1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30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35">
      <style:drawing-page-properties draw:fill="bitmap" draw:fill-image-name="a13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2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5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0">
      <style:drawing-page-properties draw:fill="bitmap" draw:fill-image-name="a58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8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1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3">
      <style:drawing-page-properties draw:fill="bitmap" draw:fill-image-name="a37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0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3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9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4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2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5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627">
      <style:drawing-page-properties draw:fill="bitmap" draw:fill-image-name="a62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72">
      <style:drawing-page-properties draw:fill="bitmap" draw:fill-image-name="a1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9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righ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86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8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5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righ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">
      <style:drawing-page-properties draw:fill="bitmap" draw:fill-image-name="a49" style:repeat="stretch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1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9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6">
      <style:drawing-page-properties draw:fill="bitmap" draw:fill-image-name="a42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7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4167in" svg:stroke-color="#cdd0d1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60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3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9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text:list-style style:name="a206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730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38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38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33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6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388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7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5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76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5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79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8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56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5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8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82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59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9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7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1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2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1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72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4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72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37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0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639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26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9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7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4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7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0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4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7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03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9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79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680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number:date-style xmlns:number="urn:oasis:names:tc:opendocument:xmlns:datastyle:1.0" style:name="a3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arallax" style:page-layout-name="pageLayout1" draw:style-name="a1">
      <draw:g draw:name="Group 6" draw:id="id0">
        <svg:title/>
        <svg:desc/>
        <draw:custom-shape svg:x="0.5in" svg:y="0in" svg:width="1.22743in" svg:height="5.82813in" draw:id="id6" draw:style-name="a33" draw:name="Freeform 6">
          <svg:title/>
          <svg:desc/>
          <text:p text:style-name="a32" text:class-names="" text:cond-style-name=""><text:span text:style-name="a31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7" draw:style-name="a36" draw:name="Freeform 7">
          <svg:title/>
          <svg:desc/>
          <text:p text:style-name="a35" text:class-names="" text:cond-style-name=""><text:span text:style-name="a34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8" draw:style-name="a39" draw:name="Freeform 8">
          <svg:title/>
          <svg:desc/>
          <text:p text:style-name="a38" text:class-names="" text:cond-style-name=""><text:span text:style-name="a37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9" draw:style-name="a42" draw:name="Freeform 9">
          <svg:title/>
          <svg:desc/>
          <text:p text:style-name="a41" text:class-names="" text:cond-style-name=""><text:span text:style-name="a40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0" draw:style-name="a45" draw:name="Freeform 10">
          <svg:title/>
          <svg:desc/>
          <text:p text:style-name="a44" text:class-names="" text:cond-style-name=""><text:span text:style-name="a43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1" draw:style-name="a48" draw:name="Freeform 11">
          <svg:title/>
          <svg:desc/>
          <text:p text:style-name="a47" text:class-names="" text:cond-style-name=""><text:span text:style-name="a46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" presentation:style-name="a4" draw:name="Title Placeholder 1" svg:x="1.62326in" svg:y="0.75in" svg:width="10.9566in" svg:height="1.91667in" presentation:class="title" presentation:placeholder="false">
        <draw:text-box>
          <text:p text:style-name="a3" text:class-names="" text:cond-style-name=""><text:span text:style-name="a2" text:class-names="">Click to edit Master title style</text:span></text:p>
        </draw:text-box>
        <svg:title/>
        <svg:desc/>
      </draw:frame>
      <draw:frame draw:id="id2" presentation:style-name="a20" draw:name="Text Placeholder 2" svg:x="1.62326in" svg:y="2.91667in" svg:width="10.9566in" svg:height="3.4166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4" draw:name="Date Placeholder 3" svg:x="10.64376in" svg:y="6.43403in" svg:width="1.25in" svg:height="0.39931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9/30/2014</text:date></text:span></text:p>
        </draw:text-box>
        <svg:title/>
        <svg:desc/>
      </draw:frame>
      <draw:frame draw:id="id4" presentation:style-name="a27" draw:name="Footer Placeholder 4" svg:x="2.81308in" svg:y="6.43403in" svg:width="7.7473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5" presentation:style-name="a30" draw:name="Slide Number Placeholder 5" svg:x="11.9771in" svg:y="6.43403in" svg:width="0.60276in" svg:height="0.39931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50">
      <draw:g draw:name="Group 18" draw:id="id12">
        <svg:title/>
        <svg:desc/>
        <draw:custom-shape svg:x="1.07639in" svg:y="-0.00521in" svg:width="1.16319in" svg:height="3.0434in" draw:id="id18" draw:style-name="a69" draw:name="Freeform 6">
          <svg:title/>
          <svg:desc/>
          <text:p text:style-name="a68" text:class-names="" text:cond-style-name=""><text:span text:style-name="a67" text:class-names=""/></text:p>
          <draw:enhanced-geometry xmlns:dr3d="urn:oasis:names:tc:opendocument:xmlns:dr3d:1.0" draw:type="non-primitive" svg:viewBox="0 0 670 1753" draw:enhanced-path="M ?f0 ?f3 L ?f4 ?f2 ?f1 ?f0 ?f5 ?f0 ?f0 ?f3 Z N" draw:text-areas="?f10 ?f12 ?f11 ?f13">
            <draw:equation draw:name="f0" draw:formula="0"/>
            <draw:equation draw:name="f1" draw:formula="670"/>
            <draw:equation draw:name="f2" draw:formula="1753"/>
            <draw:equation draw:name="f3" draw:formula="1696"/>
            <draw:equation draw:name="f4" draw:formula="225"/>
            <draw:equation draw:name="f5" draw:formula="430"/>
            <draw:equation draw:name="f6" draw:formula="?f2 - ?f0"/>
            <draw:equation draw:name="f7" draw:formula="?f1 - ?f0"/>
            <draw:equation draw:name="f8" draw:formula="?f7 / 670"/>
            <draw:equation draw:name="f9" draw:formula="?f6 / 1753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59722in" svg:y="-0.00521in" svg:width="1.13194in" svg:height="2.92361in" draw:id="id19" draw:style-name="a72" draw:name="Freeform 7">
          <svg:title/>
          <svg:desc/>
          <text:p text:style-name="a71" text:class-names="" text:cond-style-name=""><text:span text:style-name="a70" text:class-names=""/></text:p>
          <draw:enhanced-geometry xmlns:dr3d="urn:oasis:names:tc:opendocument:xmlns:dr3d:1.0" draw:type="non-primitive" svg:viewBox="0 0 652 1684" draw:enhanced-path="M ?f3 ?f2 L ?f1 ?f0 ?f4 ?f0 ?f0 ?f5 ?f6 ?f7 ?f3 ?f2 Z N" draw:text-areas="?f12 ?f14 ?f13 ?f15">
            <draw:equation draw:name="f0" draw:formula="0"/>
            <draw:equation draw:name="f1" draw:formula="652"/>
            <draw:equation draw:name="f2" draw:formula="1684"/>
            <draw:equation draw:name="f3" draw:formula="225"/>
            <draw:equation draw:name="f4" draw:formula="411"/>
            <draw:equation draw:name="f5" draw:formula="1627"/>
            <draw:equation draw:name="f6" draw:formula="219"/>
            <draw:equation draw:name="f7" draw:formula="1681"/>
            <draw:equation draw:name="f8" draw:formula="?f2 - ?f0"/>
            <draw:equation draw:name="f9" draw:formula="?f1 - ?f0"/>
            <draw:equation draw:name="f10" draw:formula="?f9 / 652"/>
            <draw:equation draw:name="f11" draw:formula="?f8 / 1684"/>
            <draw:equation draw:name="f12" draw:formula="0 / ?f10"/>
            <draw:equation draw:name="f13" draw:formula="?f1 / ?f10"/>
            <draw:equation draw:name="f14" draw:formula="0 / ?f11"/>
            <draw:equation draw:name="f15" draw:formula="?f2 / ?f11"/>
          </draw:enhanced-geometry>
        </draw:custom-shape>
        <draw:custom-shape svg:x="0.59722in" svg:y="2.82465in" svg:width="2.94618in" svg:height="4.67535in" draw:id="id20" draw:style-name="a75" draw:name="Freeform 9">
          <svg:title/>
          <svg:desc/>
          <text:p text:style-name="a74" text:class-names="" text:cond-style-name=""><text:span text:style-name="a73" text:class-names=""/></text:p>
          <draw:enhanced-geometry xmlns:dr3d="urn:oasis:names:tc:opendocument:xmlns:dr3d:1.0" draw:type="non-primitive" svg:viewBox="0 0 1697 2693" draw:enhanced-path="M ?f0 ?f0 L ?f3 ?f2 ?f1 ?f2 ?f0 ?f0 Z N" draw:text-areas="?f8 ?f10 ?f9 ?f11">
            <draw:equation draw:name="f0" draw:formula="0"/>
            <draw:equation draw:name="f1" draw:formula="1697"/>
            <draw:equation draw:name="f2" draw:formula="2693"/>
            <draw:equation draw:name="f3" draw:formula="1622"/>
            <draw:equation draw:name="f4" draw:formula="?f2 - ?f0"/>
            <draw:equation draw:name="f5" draw:formula="?f1 - ?f0"/>
            <draw:equation draw:name="f6" draw:formula="?f5 / 1697"/>
            <draw:equation draw:name="f7" draw:formula="?f4 / 2693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1.0816in" svg:y="2.94444in" svg:width="3.6441in" svg:height="4.55556in" draw:id="id21" draw:style-name="a78" draw:name="Freeform 10">
          <svg:title/>
          <svg:desc/>
          <text:p text:style-name="a77" text:class-names="" text:cond-style-name=""><text:span text:style-name="a76" text:class-names=""/></text:p>
          <draw:enhanced-geometry xmlns:dr3d="urn:oasis:names:tc:opendocument:xmlns:dr3d:1.0" draw:type="non-primitive" svg:viewBox="0 0 2099 2624" draw:enhanced-path="M ?f1 ?f2 L ?f0 ?f0 ?f3 ?f2 ?f1 ?f2 Z N" draw:text-areas="?f8 ?f10 ?f9 ?f11">
            <draw:equation draw:name="f0" draw:formula="0"/>
            <draw:equation draw:name="f1" draw:formula="2099"/>
            <draw:equation draw:name="f2" draw:formula="2624"/>
            <draw:equation draw:name="f3" draw:formula="2021"/>
            <draw:equation draw:name="f4" draw:formula="?f2 - ?f0"/>
            <draw:equation draw:name="f5" draw:formula="?f1 - ?f0"/>
            <draw:equation draw:name="f6" draw:formula="?f5 / 2099"/>
            <draw:equation draw:name="f7" draw:formula="?f4 / 2624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1.07639in" svg:y="2.93924in" svg:width="5.00521in" svg:height="4.56076in" draw:id="id22" draw:style-name="a81" draw:name="Freeform 11">
          <svg:title/>
          <svg:desc/>
          <text:p text:style-name="a80" text:class-names="" text:cond-style-name=""><text:span text:style-name="a79" text:class-names=""/></text:p>
          <draw:enhanced-geometry xmlns:dr3d="urn:oasis:names:tc:opendocument:xmlns:dr3d:1.0" draw:type="non-primitive" svg:viewBox="0 0 2883 2627" draw:enhanced-path="M ?f0 ?f0 L ?f3 ?f3 ?f4 ?f2 ?f1 ?f2 ?f5 ?f6 ?f0 ?f0 Z N" draw:text-areas="?f11 ?f13 ?f12 ?f14">
            <draw:equation draw:name="f0" draw:formula="0"/>
            <draw:equation draw:name="f1" draw:formula="2883"/>
            <draw:equation draw:name="f2" draw:formula="2627"/>
            <draw:equation draw:name="f3" draw:formula="3"/>
            <draw:equation draw:name="f4" draw:formula="2102"/>
            <draw:equation draw:name="f5" draw:formula="225"/>
            <draw:equation draw:name="f6" draw:formula="57"/>
            <draw:equation draw:name="f7" draw:formula="?f2 - ?f0"/>
            <draw:equation draw:name="f8" draw:formula="?f1 - ?f0"/>
            <draw:equation draw:name="f9" draw:formula="?f8 / 2883"/>
            <draw:equation draw:name="f10" draw:formula="?f7 / 262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59722in" svg:y="2.81944in" svg:width="3.92014in" svg:height="4.68056in" draw:id="id23" draw:style-name="a84" draw:name="Freeform 12">
          <svg:title/>
          <svg:desc/>
          <text:p text:style-name="a83" text:class-names="" text:cond-style-name=""><text:span text:style-name="a82" text:class-names=""/></text:p>
          <draw:enhanced-geometry xmlns:dr3d="urn:oasis:names:tc:opendocument:xmlns:dr3d:1.0" draw:type="non-primitive" svg:viewBox="0 0 2258 2696" draw:enhanced-path="M ?f1 ?f2 L ?f3 ?f4 ?f5 ?f6 ?f7 ?f8 ?f0 ?f0 ?f0 ?f9 ?f10 ?f2 ?f1 ?f2 Z N" draw:text-areas="?f15 ?f17 ?f16 ?f18">
            <draw:equation draw:name="f0" draw:formula="0"/>
            <draw:equation draw:name="f1" draw:formula="2258"/>
            <draw:equation draw:name="f2" draw:formula="2696"/>
            <draw:equation draw:name="f3" draw:formula="264"/>
            <draw:equation draw:name="f4" draw:formula="111"/>
            <draw:equation draw:name="f5" draw:formula="228"/>
            <draw:equation draw:name="f6" draw:formula="60"/>
            <draw:equation draw:name="f7" draw:formula="225"/>
            <draw:equation draw:name="f8" draw:formula="57"/>
            <draw:equation draw:name="f9" draw:formula="3"/>
            <draw:equation draw:name="f10" draw:formula="1697"/>
            <draw:equation draw:name="f11" draw:formula="?f2 - ?f0"/>
            <draw:equation draw:name="f12" draw:formula="?f1 - ?f0"/>
            <draw:equation draw:name="f13" draw:formula="?f12 / 2258"/>
            <draw:equation draw:name="f14" draw:formula="?f11 / 2696"/>
            <draw:equation draw:name="f15" draw:formula="0 / ?f13"/>
            <draw:equation draw:name="f16" draw:formula="?f1 / ?f13"/>
            <draw:equation draw:name="f17" draw:formula="0 / ?f14"/>
            <draw:equation draw:name="f18" draw:formula="?f2 / ?f14"/>
          </draw:enhanced-geometry>
        </draw:custom-shape>
      </draw:g>
      <draw:frame draw:id="id13" presentation:style-name="a53" draw:name="Title 1" svg:x="3.20254in" svg:y="1.50926in" svg:width="9.37732in" svg:height="2.86111in" presentation:class="title" presentation:placeholder="false">
        <draw:text-box>
          <text:p text:style-name="a52" text:class-names="" text:cond-style-name=""><text:span text:style-name="a51" text:class-names="">Click to edit Master title style</text:span></text:p>
        </draw:text-box>
        <svg:title/>
        <svg:desc/>
      </draw:frame>
      <draw:frame draw:id="id14" presentation:style-name="a56" draw:name="Subtitle 2" svg:x="4.93808in" svg:y="4.37037in" svg:width="7.64178in" svg:height="1.51852in" presentation:class="subtitle" presentation:placeholder="false">
        <draw:text-box>
          <text:p text:style-name="a55" text:class-names="" text:cond-style-name=""><text:span text:style-name="a54" text:class-names="">Click to edit Master subtitle style</text:span></text:p>
        </draw:text-box>
        <svg:title/>
        <svg:desc/>
      </draw:frame>
      <draw:frame draw:id="id15" presentation:style-name="a60" draw:name="Date Placeholder 3" svg:x="10.64376in" svg:y="6.43403in" svg:width="1.25in" svg:height="0.39931in" presentation:class="date-time" presentation:placeholder="false">
        <draw:text-box>
          <text:p text:style-name="a59" text:class-names="" text:cond-style-name=""><text:span text:style-name="a57" text:class-names=""><text:date text:fixed="false" style:data-style-name="a58">9/30/2014</text:date></text:span></text:p>
        </draw:text-box>
        <svg:title/>
        <svg:desc/>
      </draw:frame>
      <draw:frame draw:id="id16" presentation:style-name="a63" draw:name="Footer Placeholder 4" svg:x="5.8316in" svg:y="6.43403in" svg:width="4.72883in" svg:height="0.39931in" presentation:class="footer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17" presentation:style-name="a66" draw:name="Slide Number Placeholder 5" svg:x="11.9771in" svg:y="6.43403in" svg:width="0.60276in" svg:height="0.39931in" presentation:class="page-number" presentation:placeholder="false">
        <draw:text-box>
          <text:p text:style-name="a65" text:class-names="" text:cond-style-name=""><text:span text:style-name="a64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86">
      <draw:g draw:name="Group 6" draw:id="id24">
        <svg:title/>
        <svg:desc/>
        <draw:custom-shape svg:x="0.5in" svg:y="0in" svg:width="1.22743in" svg:height="5.82813in" draw:id="id30" draw:layer="Master1-bg" draw:style-name="a118" draw:name="Freeform 6">
          <svg:title/>
          <svg:desc/>
          <text:p text:style-name="a117" text:class-names="" text:cond-style-name=""><text:span text:style-name="a116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31" draw:layer="Master1-bg" draw:style-name="a121" draw:name="Freeform 7">
          <svg:title/>
          <svg:desc/>
          <text:p text:style-name="a120" text:class-names="" text:cond-style-name=""><text:span text:style-name="a119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32" draw:layer="Master1-bg" draw:style-name="a124" draw:name="Freeform 8">
          <svg:title/>
          <svg:desc/>
          <text:p text:style-name="a123" text:class-names="" text:cond-style-name=""><text:span text:style-name="a122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33" draw:layer="Master1-bg" draw:style-name="a127" draw:name="Freeform 9">
          <svg:title/>
          <svg:desc/>
          <text:p text:style-name="a126" text:class-names="" text:cond-style-name=""><text:span text:style-name="a125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34" draw:layer="Master1-bg" draw:style-name="a130" draw:name="Freeform 10">
          <svg:title/>
          <svg:desc/>
          <text:p text:style-name="a129" text:class-names="" text:cond-style-name=""><text:span text:style-name="a128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35" draw:layer="Master1-bg" draw:style-name="a133" draw:name="Freeform 11">
          <svg:title/>
          <svg:desc/>
          <text:p text:style-name="a132" text:class-names="" text:cond-style-name=""><text:span text:style-name="a131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25" presentation:style-name="a89" draw:name="Title 1" svg:x="1.62326in" svg:y="0.75in" svg:width="10.9566in" svg:height="1.91667in" presentation:class="title" presentation:placeholder="false">
        <draw:text-box>
          <text:p text:style-name="a88" text:class-names="" text:cond-style-name=""><text:span text:style-name="a87" text:class-names="">Click to edit Master title style</text:span></text:p>
        </draw:text-box>
        <svg:title/>
        <svg:desc/>
      </draw:frame>
      <draw:frame draw:id="id26" presentation:style-name="a105" draw:name="Content Placeholder 2" svg:x="1.62326in" svg:y="2.91667in" svg:width="10.9566in" svg:height="3.41667in" presentation:class="object" presentation:placeholder="false">
        <draw:text-box>
          <text:list text:style-name="a92">
            <text:list-item>
              <text:p text:style-name="a91" text:class-names="" text:cond-style-name=""><text:span text:style-name="a90" text:class-names="">Click to edit Master text styles</text:span></text:p>
            </text:list-item>
          </text:list>
          <text:list text:style-name="a95">
            <text:list-item>
              <text:list text:style-name="a95">
                <text:list-item>
                  <text:p text:style-name="a94" text:class-names="" text:cond-style-name=""><text:span text:style-name="a93" text:class-names="">Second level</text:span></text:p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p text:style-name="a97" text:class-names="" text:cond-style-name=""><text:span text:style-name="a96" text:class-names="">Third level</text:span></text:p>
                    </text:list-item>
                  </text:list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list text:style-name="a101">
                        <text:list-item>
                          <text:p text:style-name="a100" text:class-names="" text:cond-style-name=""><text:span text:style-name="a9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4">
            <text:list-item>
              <text:list text:style-name="a104">
                <text:list-item>
                  <text:list text:style-name="a104">
                    <text:list-item>
                      <text:list text:style-name="a104">
                        <text:list-item>
                          <text:list text:style-name="a104">
                            <text:list-item>
                              <text:p text:style-name="a103" text:class-names="" text:cond-style-name=""><text:span text:style-name="a10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109" draw:name="Date Placeholder 3" svg:x="10.64376in" svg:y="6.43403in" svg:width="1.25in" svg:height="0.39931in" presentation:class="date-time" presentation:placeholder="false">
        <draw:text-box>
          <text:p text:style-name="a108" text:class-names="" text:cond-style-name=""><text:span text:style-name="a106" text:class-names=""><text:date text:fixed="false" style:data-style-name="a107">9/30/2014</text:date></text:span></text:p>
        </draw:text-box>
        <svg:title/>
        <svg:desc/>
      </draw:frame>
      <draw:frame draw:id="id28" presentation:style-name="a112" draw:name="Footer Placeholder 4" svg:x="2.81308in" svg:y="6.43403in" svg:width="7.74735in" svg:height="0.39931in" presentation:class="footer" presentation:placeholder="false">
        <draw:text-box>
          <text:p text:style-name="a111" text:class-names="" text:cond-style-name=""><text:span text:style-name="a110" text:class-names=""/></text:p>
        </draw:text-box>
        <svg:title/>
        <svg:desc/>
      </draw:frame>
      <draw:frame draw:id="id29" presentation:style-name="a115" draw:name="Slide Number Placeholder 5" svg:x="11.9771in" svg:y="6.41637in" svg:width="0.60276in" svg:height="0.39931in" presentation:class="page-number" presentation:placeholder="false">
        <draw:text-box>
          <text:p text:style-name="a114" text:class-names="" text:cond-style-name=""><text:span text:style-name="a113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135">
      <draw:g draw:name="Group 6" draw:id="id36">
        <svg:title/>
        <svg:desc/>
        <draw:custom-shape svg:x="0.5in" svg:y="0in" svg:width="1.22743in" svg:height="5.82813in" draw:id="id42" draw:layer="Master1-bg" draw:style-name="a155" draw:name="Freeform 6">
          <svg:title/>
          <svg:desc/>
          <text:p text:style-name="a154" text:class-names="" text:cond-style-name=""><text:span text:style-name="a153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43" draw:layer="Master1-bg" draw:style-name="a158" draw:name="Freeform 7">
          <svg:title/>
          <svg:desc/>
          <text:p text:style-name="a157" text:class-names="" text:cond-style-name=""><text:span text:style-name="a156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44" draw:layer="Master1-bg" draw:style-name="a161" draw:name="Freeform 8">
          <svg:title/>
          <svg:desc/>
          <text:p text:style-name="a160" text:class-names="" text:cond-style-name=""><text:span text:style-name="a159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45" draw:layer="Master1-bg" draw:style-name="a164" draw:name="Freeform 9">
          <svg:title/>
          <svg:desc/>
          <text:p text:style-name="a163" text:class-names="" text:cond-style-name=""><text:span text:style-name="a162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46" draw:layer="Master1-bg" draw:style-name="a167" draw:name="Freeform 10">
          <svg:title/>
          <svg:desc/>
          <text:p text:style-name="a166" text:class-names="" text:cond-style-name=""><text:span text:style-name="a165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47" draw:layer="Master1-bg" draw:style-name="a170" draw:name="Freeform 11">
          <svg:title/>
          <svg:desc/>
          <text:p text:style-name="a169" text:class-names="" text:cond-style-name=""><text:span text:style-name="a168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37" presentation:style-name="a138" draw:name="Title 1" svg:x="2.81308in" svg:y="2.91667in" svg:width="9.76678in" svg:height="2.30794in" presentation:class="title" presentation:placeholder="false">
        <draw:text-box>
          <text:p text:style-name="a137" text:class-names="" text:cond-style-name=""><text:span text:style-name="a136" text:class-names="">Click to edit Master title style</text:span></text:p>
        </draw:text-box>
        <svg:title/>
        <svg:desc/>
      </draw:frame>
      <draw:frame draw:id="id38" presentation:style-name="a142" draw:name="Text Placeholder 2" svg:x="2.81308in" svg:y="5.22461in" svg:width="9.76678in" svg:height="0.94094in" presentation:class="outline" presentation:placeholder="false">
        <draw:text-box>
          <text:list text:style-name="a141">
            <text:list-item>
              <text:p text:style-name="a140" text:class-names="" text:cond-style-name=""><text:span text:style-name="a139" text:class-names="">Click to edit Master text styles</text:span></text:p>
            </text:list-item>
          </text:list>
        </draw:text-box>
        <svg:title/>
        <svg:desc/>
      </draw:frame>
      <draw:frame draw:id="id39" presentation:style-name="a146" draw:name="Date Placeholder 3" svg:x="10.64376in" svg:y="6.43403in" svg:width="1.25in" svg:height="0.39931in" presentation:class="date-time" presentation:placeholder="false">
        <draw:text-box>
          <text:p text:style-name="a145" text:class-names="" text:cond-style-name=""><text:span text:style-name="a143" text:class-names=""><text:date text:fixed="false" style:data-style-name="a144">9/30/2014</text:date></text:span></text:p>
        </draw:text-box>
        <svg:title/>
        <svg:desc/>
      </draw:frame>
      <draw:frame draw:id="id40" presentation:style-name="a149" draw:name="Footer Placeholder 4" svg:x="2.81308in" svg:y="6.43403in" svg:width="7.74735in" svg:height="0.39931in" presentation:class="footer" presentation:placeholder="false">
        <draw:text-box>
          <text:p text:style-name="a148" text:class-names="" text:cond-style-name=""><text:span text:style-name="a147" text:class-names=""/></text:p>
        </draw:text-box>
        <svg:title/>
        <svg:desc/>
      </draw:frame>
      <draw:frame draw:id="id41" presentation:style-name="a152" draw:name="Slide Number Placeholder 5" svg:x="11.9771in" svg:y="6.43403in" svg:width="0.60276in" svg:height="0.39931in" presentation:class="page-number" presentation:placeholder="false">
        <draw:text-box>
          <text:p text:style-name="a151" text:class-names="" text:cond-style-name=""><text:span text:style-name="a150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72">
      <draw:g draw:name="Group 6" draw:id="id48">
        <svg:title/>
        <svg:desc/>
        <draw:custom-shape svg:x="0.5in" svg:y="0in" svg:width="1.22743in" svg:height="5.82813in" draw:id="id55" draw:layer="Master1-bg" draw:style-name="a220" draw:name="Freeform 6">
          <svg:title/>
          <svg:desc/>
          <text:p text:style-name="a219" text:class-names="" text:cond-style-name=""><text:span text:style-name="a218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56" draw:layer="Master1-bg" draw:style-name="a223" draw:name="Freeform 7">
          <svg:title/>
          <svg:desc/>
          <text:p text:style-name="a222" text:class-names="" text:cond-style-name=""><text:span text:style-name="a221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57" draw:layer="Master1-bg" draw:style-name="a226" draw:name="Freeform 8">
          <svg:title/>
          <svg:desc/>
          <text:p text:style-name="a225" text:class-names="" text:cond-style-name=""><text:span text:style-name="a224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58" draw:layer="Master1-bg" draw:style-name="a229" draw:name="Freeform 9">
          <svg:title/>
          <svg:desc/>
          <text:p text:style-name="a228" text:class-names="" text:cond-style-name=""><text:span text:style-name="a227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59" draw:layer="Master1-bg" draw:style-name="a232" draw:name="Freeform 10">
          <svg:title/>
          <svg:desc/>
          <text:p text:style-name="a231" text:class-names="" text:cond-style-name=""><text:span text:style-name="a230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60" draw:layer="Master1-bg" draw:style-name="a235" draw:name="Freeform 11">
          <svg:title/>
          <svg:desc/>
          <text:p text:style-name="a234" text:class-names="" text:cond-style-name=""><text:span text:style-name="a233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49" presentation:style-name="a175" draw:name="Title 1" svg:x="1.62326in" svg:y="0.75in" svg:width="10.9566in" svg:height="1.91667in" presentation:class="title" presentation:placeholder="false">
        <draw:text-box>
          <text:p text:style-name="a174" text:class-names="" text:cond-style-name=""><text:span text:style-name="a173" text:class-names="">Click to edit Master title style</text:span></text:p>
        </draw:text-box>
        <svg:title/>
        <svg:desc/>
      </draw:frame>
      <draw:frame draw:id="id50" presentation:style-name="a191" draw:name="Content Placeholder 2" svg:x="1.62326in" svg:y="2.91667in" svg:width="5.3533in" svg:height="3.41667in" presentation:class="object" presentation:placeholder="false">
        <draw:text-box>
          <text:list text:style-name="a178">
            <text:list-item>
              <text:p text:style-name="a177" text:class-names="" text:cond-style-name=""><text:span text:style-name="a176" text:class-names="">Click to edit Master text styles</text:span></text:p>
            </text:list-item>
          </text:list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cond le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hird le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207" draw:name="Content Placeholder 3" svg:x="7.22656in" svg:y="2.91667in" svg:width="5.3533in" svg:height="3.41667in" presentation:class="object" presentation:placeholder="false">
        <draw:text-box>
          <text:list text:style-name="a194">
            <text:list-item>
              <text:p text:style-name="a193" text:class-names="" text:cond-style-name=""><text:span text:style-name="a192" text:class-names="">Click to edit Master text styles</text:span></text:p>
            </text:list-item>
          </text:list>
          <text:list text:style-name="a197">
            <text:list-item>
              <text:list text:style-name="a197">
                <text:list-item>
                  <text:p text:style-name="a196" text:class-names="" text:cond-style-name=""><text:span text:style-name="a195" text:class-names="">Second level</text:span></text:p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p text:style-name="a199" text:class-names="" text:cond-style-name=""><text:span text:style-name="a198" text:class-names="">Third level</text:span></text:p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p text:style-name="a202" text:class-names="" text:cond-style-name=""><text:span text:style-name="a20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211" draw:name="Date Placeholder 4" svg:x="10.64376in" svg:y="6.43403in" svg:width="1.25in" svg:height="0.39931in" presentation:class="date-time" presentation:placeholder="false">
        <draw:text-box>
          <text:p text:style-name="a210" text:class-names="" text:cond-style-name=""><text:span text:style-name="a208" text:class-names=""><text:date text:fixed="false" style:data-style-name="a209">9/30/2014</text:date></text:span></text:p>
        </draw:text-box>
        <svg:title/>
        <svg:desc/>
      </draw:frame>
      <draw:frame draw:id="id53" presentation:style-name="a214" draw:name="Footer Placeholder 5" svg:x="2.81308in" svg:y="6.43403in" svg:width="7.74735in" svg:height="0.39931in" presentation:class="footer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54" presentation:style-name="a217" draw:name="Slide Number Placeholder 6" svg:x="11.9771in" svg:y="6.43403in" svg:width="0.60276in" svg:height="0.39931in" presentation:class="page-number" presentation:placeholder="false">
        <draw:text-box>
          <text:p text:style-name="a216" text:class-names="" text:cond-style-name=""><text:span text:style-name="a215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237">
      <draw:g draw:name="Group 6" draw:id="id61">
        <svg:title/>
        <svg:desc/>
        <draw:custom-shape svg:x="0.5in" svg:y="0in" svg:width="1.22743in" svg:height="5.82813in" draw:id="id70" draw:layer="Master1-bg" draw:style-name="a293" draw:name="Freeform 6">
          <svg:title/>
          <svg:desc/>
          <text:p text:style-name="a292" text:class-names="" text:cond-style-name=""><text:span text:style-name="a291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71" draw:layer="Master1-bg" draw:style-name="a296" draw:name="Freeform 7">
          <svg:title/>
          <svg:desc/>
          <text:p text:style-name="a295" text:class-names="" text:cond-style-name=""><text:span text:style-name="a294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72" draw:layer="Master1-bg" draw:style-name="a299" draw:name="Freeform 8">
          <svg:title/>
          <svg:desc/>
          <text:p text:style-name="a298" text:class-names="" text:cond-style-name=""><text:span text:style-name="a297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73" draw:layer="Master1-bg" draw:style-name="a302" draw:name="Freeform 9">
          <svg:title/>
          <svg:desc/>
          <text:p text:style-name="a301" text:class-names="" text:cond-style-name=""><text:span text:style-name="a300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74" draw:layer="Master1-bg" draw:style-name="a305" draw:name="Freeform 10">
          <svg:title/>
          <svg:desc/>
          <text:p text:style-name="a304" text:class-names="" text:cond-style-name=""><text:span text:style-name="a303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75" draw:layer="Master1-bg" draw:style-name="a308" draw:name="Freeform 11">
          <svg:title/>
          <svg:desc/>
          <text:p text:style-name="a307" text:class-names="" text:cond-style-name=""><text:span text:style-name="a306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62" presentation:style-name="a240" draw:name="Title 1" svg:x="1.62326in" svg:y="0.75in" svg:width="10.9566in" svg:height="1.91667in" presentation:class="title" presentation:placeholder="false">
        <draw:text-box>
          <text:p text:style-name="a239" text:class-names="" text:cond-style-name=""><text:span text:style-name="a238" text:class-names="">Click to edit Master title style</text:span></text:p>
        </draw:text-box>
        <svg:title/>
        <svg:desc/>
      </draw:frame>
      <draw:frame draw:id="id63" presentation:style-name="a244" draw:name="Text Placeholder 2" svg:x="1.93808in" svg:y="2.90741in" svg:width="5.03848in" svg:height="0.63021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Click to edit Master text styles</text:span></text:p>
            </text:list-item>
          </text:list>
        </draw:text-box>
        <svg:title/>
        <svg:desc/>
      </draw:frame>
      <draw:frame draw:id="id64" presentation:style-name="a260" draw:name="Content Placeholder 3" svg:x="1.62326in" svg:y="3.64757in" svg:width="5.3533in" svg:height="2.68576in" presentation:class="object" presentation:placeholder="false">
        <draw:text-box>
          <text:list text:style-name="a247">
            <text:list-item>
              <text:p text:style-name="a246" text:class-names="" text:cond-style-name=""><text:span text:style-name="a245" text:class-names="">Click to edit Master text styles</text:span></text:p>
            </text:list-item>
          </text:list>
          <text:list text:style-name="a250">
            <text:list-item>
              <text:list text:style-name="a250">
                <text:list-item>
                  <text:p text:style-name="a249" text:class-names="" text:cond-style-name=""><text:span text:style-name="a248" text:class-names="">Second level</text:span></text:p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p text:style-name="a252" text:class-names="" text:cond-style-name=""><text:span text:style-name="a251" text:class-names="">Third level</text:span></text:p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p text:style-name="a255" text:class-names="" text:cond-style-name=""><text:span text:style-name="a2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list text:style-name="a259">
                            <text:list-item>
                              <text:p text:style-name="a258" text:class-names="" text:cond-style-name=""><text:span text:style-name="a25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264" draw:name="Text Placeholder 4" svg:x="7.52459in" svg:y="2.91667in" svg:width="5.05527in" svg:height="0.63021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ck to edit Master text styles</text:span></text:p>
            </text:list-item>
          </text:list>
        </draw:text-box>
        <svg:title/>
        <svg:desc/>
      </draw:frame>
      <draw:frame draw:id="id66" presentation:style-name="a280" draw:name="Content Placeholder 5" svg:x="7.22656in" svg:y="3.64757in" svg:width="5.3533in" svg:height="2.6857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Click to 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284" draw:name="Date Placeholder 6" svg:x="10.64376in" svg:y="6.43403in" svg:width="1.25in" svg:height="0.39931in" presentation:class="date-time" presentation:placeholder="false">
        <draw:text-box>
          <text:p text:style-name="a283" text:class-names="" text:cond-style-name=""><text:span text:style-name="a281" text:class-names=""><text:date text:fixed="false" style:data-style-name="a282">9/30/2014</text:date></text:span></text:p>
        </draw:text-box>
        <svg:title/>
        <svg:desc/>
      </draw:frame>
      <draw:frame draw:id="id68" presentation:style-name="a287" draw:name="Footer Placeholder 7" svg:x="2.81308in" svg:y="6.43403in" svg:width="7.74735in" svg:height="0.39931in" presentation:class="footer" presentation:placeholder="false">
        <draw:text-box>
          <text:p text:style-name="a286" text:class-names="" text:cond-style-name=""><text:span text:style-name="a285" text:class-names=""/></text:p>
        </draw:text-box>
        <svg:title/>
        <svg:desc/>
      </draw:frame>
      <draw:frame draw:id="id69" presentation:style-name="a290" draw:name="Slide Number Placeholder 8" svg:x="11.9771in" svg:y="6.43403in" svg:width="0.60276in" svg:height="0.39931in" presentation:class="page-number" presentation:placeholder="false">
        <draw:text-box>
          <text:p text:style-name="a289" text:class-names="" text:cond-style-name=""><text:span text:style-name="a288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310">
      <draw:g draw:name="Group 6" draw:id="id76">
        <svg:title/>
        <svg:desc/>
        <draw:custom-shape svg:x="0.5in" svg:y="0in" svg:width="1.22743in" svg:height="5.82813in" draw:id="id81" draw:layer="Master1-bg" draw:style-name="a326" draw:name="Freeform 6">
          <svg:title/>
          <svg:desc/>
          <text:p text:style-name="a325" text:class-names="" text:cond-style-name=""><text:span text:style-name="a324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82" draw:layer="Master1-bg" draw:style-name="a329" draw:name="Freeform 7">
          <svg:title/>
          <svg:desc/>
          <text:p text:style-name="a328" text:class-names="" text:cond-style-name=""><text:span text:style-name="a327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83" draw:layer="Master1-bg" draw:style-name="a332" draw:name="Freeform 8">
          <svg:title/>
          <svg:desc/>
          <text:p text:style-name="a331" text:class-names="" text:cond-style-name=""><text:span text:style-name="a330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84" draw:layer="Master1-bg" draw:style-name="a335" draw:name="Freeform 9">
          <svg:title/>
          <svg:desc/>
          <text:p text:style-name="a334" text:class-names="" text:cond-style-name=""><text:span text:style-name="a333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85" draw:layer="Master1-bg" draw:style-name="a338" draw:name="Freeform 10">
          <svg:title/>
          <svg:desc/>
          <text:p text:style-name="a337" text:class-names="" text:cond-style-name=""><text:span text:style-name="a336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86" draw:layer="Master1-bg" draw:style-name="a341" draw:name="Freeform 11">
          <svg:title/>
          <svg:desc/>
          <text:p text:style-name="a340" text:class-names="" text:cond-style-name=""><text:span text:style-name="a339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77" presentation:style-name="a313" draw:name="Title 1" svg:x="1.62326in" svg:y="0.75in" svg:width="10.9566in" svg:height="1.91667in" presentation:class="title" presentation:placeholder="false">
        <draw:text-box>
          <text:p text:style-name="a312" text:class-names="" text:cond-style-name=""><text:span text:style-name="a311" text:class-names="">Click to edit Master title style</text:span></text:p>
        </draw:text-box>
        <svg:title/>
        <svg:desc/>
      </draw:frame>
      <draw:frame draw:id="id78" presentation:style-name="a317" draw:name="Date Placeholder 2" svg:x="10.64376in" svg:y="6.43403in" svg:width="1.25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9/30/2014</text:date></text:span></text:p>
        </draw:text-box>
        <svg:title/>
        <svg:desc/>
      </draw:frame>
      <draw:frame draw:id="id79" presentation:style-name="a320" draw:name="Footer Placeholder 3" svg:x="2.81308in" svg:y="6.43403in" svg:width="7.7473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80" presentation:style-name="a323" draw:name="Slide Number Placeholder 4" svg:x="11.9771in" svg:y="6.43403in" svg:width="0.60276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343">
      <draw:g draw:name="Group 6" draw:id="id87">
        <svg:title/>
        <svg:desc/>
        <draw:custom-shape svg:x="0.5in" svg:y="0in" svg:width="1.22743in" svg:height="5.82813in" draw:id="id91" draw:layer="Master1-bg" draw:style-name="a356" draw:name="Freeform 6">
          <svg:title/>
          <svg:desc/>
          <text:p text:style-name="a355" text:class-names="" text:cond-style-name=""><text:span text:style-name="a354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92" draw:layer="Master1-bg" draw:style-name="a359" draw:name="Freeform 7">
          <svg:title/>
          <svg:desc/>
          <text:p text:style-name="a358" text:class-names="" text:cond-style-name=""><text:span text:style-name="a357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93" draw:layer="Master1-bg" draw:style-name="a362" draw:name="Freeform 8">
          <svg:title/>
          <svg:desc/>
          <text:p text:style-name="a361" text:class-names="" text:cond-style-name=""><text:span text:style-name="a360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94" draw:layer="Master1-bg" draw:style-name="a365" draw:name="Freeform 9">
          <svg:title/>
          <svg:desc/>
          <text:p text:style-name="a364" text:class-names="" text:cond-style-name=""><text:span text:style-name="a363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95" draw:layer="Master1-bg" draw:style-name="a368" draw:name="Freeform 10">
          <svg:title/>
          <svg:desc/>
          <text:p text:style-name="a367" text:class-names="" text:cond-style-name=""><text:span text:style-name="a366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96" draw:layer="Master1-bg" draw:style-name="a371" draw:name="Freeform 11">
          <svg:title/>
          <svg:desc/>
          <text:p text:style-name="a370" text:class-names="" text:cond-style-name=""><text:span text:style-name="a369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88" presentation:style-name="a347" draw:name="Date Placeholder 1" svg:x="10.64376in" svg:y="6.43403in" svg:width="1.25in" svg:height="0.39931in" presentation:class="date-time" presentation:placeholder="false">
        <draw:text-box>
          <text:p text:style-name="a346" text:class-names="" text:cond-style-name=""><text:span text:style-name="a344" text:class-names=""><text:date text:fixed="false" style:data-style-name="a345">9/30/2014</text:date></text:span></text:p>
        </draw:text-box>
        <svg:title/>
        <svg:desc/>
      </draw:frame>
      <draw:frame draw:id="id89" presentation:style-name="a350" draw:name="Footer Placeholder 2" svg:x="2.81308in" svg:y="6.43403in" svg:width="7.74735in" svg:height="0.39931in" presentation:class="footer" presentation:placeholder="false">
        <draw:text-box>
          <text:p text:style-name="a349" text:class-names="" text:cond-style-name=""><text:span text:style-name="a348" text:class-names=""/></text:p>
        </draw:text-box>
        <svg:title/>
        <svg:desc/>
      </draw:frame>
      <draw:frame draw:id="id90" presentation:style-name="a353" draw:name="Slide Number Placeholder 3" svg:x="11.9771in" svg:y="6.43403in" svg:width="0.60276in" svg:height="0.39931in" presentation:class="page-number" presentation:placeholder="false">
        <draw:text-box>
          <text:p text:style-name="a352" text:class-names="" text:cond-style-name=""><text:span text:style-name="a35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373">
      <draw:g draw:name="Group 6" draw:id="id97">
        <svg:title/>
        <svg:desc/>
        <draw:custom-shape svg:x="0.5in" svg:y="0in" svg:width="1.22743in" svg:height="5.82813in" draw:id="id104" draw:layer="Master1-bg" draw:style-name="a409" draw:name="Freeform 6">
          <svg:title/>
          <svg:desc/>
          <text:p text:style-name="a408" text:class-names="" text:cond-style-name=""><text:span text:style-name="a407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05" draw:layer="Master1-bg" draw:style-name="a412" draw:name="Freeform 7">
          <svg:title/>
          <svg:desc/>
          <text:p text:style-name="a411" text:class-names="" text:cond-style-name=""><text:span text:style-name="a410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06" draw:layer="Master1-bg" draw:style-name="a415" draw:name="Freeform 8">
          <svg:title/>
          <svg:desc/>
          <text:p text:style-name="a414" text:class-names="" text:cond-style-name=""><text:span text:style-name="a413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107" draw:layer="Master1-bg" draw:style-name="a418" draw:name="Freeform 9">
          <svg:title/>
          <svg:desc/>
          <text:p text:style-name="a417" text:class-names="" text:cond-style-name=""><text:span text:style-name="a416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08" draw:layer="Master1-bg" draw:style-name="a421" draw:name="Freeform 10">
          <svg:title/>
          <svg:desc/>
          <text:p text:style-name="a420" text:class-names="" text:cond-style-name=""><text:span text:style-name="a419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09" draw:layer="Master1-bg" draw:style-name="a424" draw:name="Freeform 11">
          <svg:title/>
          <svg:desc/>
          <text:p text:style-name="a423" text:class-names="" text:cond-style-name=""><text:span text:style-name="a422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98" presentation:style-name="a376" draw:name="Title 1" svg:x="1.62326in" svg:y="1.75in" svg:width="3.88137in" svg:height="1.5in" presentation:class="title" presentation:placeholder="false">
        <draw:text-box>
          <text:p text:style-name="a375" text:class-names="" text:cond-style-name=""><text:span text:style-name="a374" text:class-names="">Click to edit Master title style</text:span></text:p>
        </draw:text-box>
        <svg:title/>
        <svg:desc/>
      </draw:frame>
      <draw:frame draw:id="id99" presentation:style-name="a392" draw:name="Content Placeholder 2" svg:x="5.75463in" svg:y="0.75in" svg:width="6.82523in" svg:height="5.58333in" presentation:class="object" presentation:placeholder="false">
        <draw:text-box>
          <text:list text:style-name="a379">
            <text:list-item>
              <text:p text:style-name="a378" text:class-names="" text:cond-style-name=""><text:span text:style-name="a377" text:class-names="">Click to edit Master text styles</text:span></text:p>
            </text:list-item>
          </text:list>
          <text:list text:style-name="a382">
            <text:list-item>
              <text:list text:style-name="a382">
                <text:list-item>
                  <text:p text:style-name="a381" text:class-names="" text:cond-style-name=""><text:span text:style-name="a380" text:class-names="">Second level</text:span></text:p>
                </text:list-item>
              </text:list>
            </text:list-item>
          </text:list>
          <text:list text:style-name="a385">
            <text:list-item>
              <text:list text:style-name="a385">
                <text:list-item>
                  <text:list text:style-name="a385">
                    <text:list-item>
                      <text:p text:style-name="a384" text:class-names="" text:cond-style-name=""><text:span text:style-name="a383" text:class-names="">Third level</text:span></text:p>
                    </text:list-item>
                  </text:list>
                </text:list-item>
              </text:list>
            </text:list-item>
          </text:list>
          <text:list text:style-name="a388">
            <text:list-item>
              <text:list text:style-name="a388">
                <text:list-item>
                  <text:list text:style-name="a388">
                    <text:list-item>
                      <text:list text:style-name="a388">
                        <text:list-item>
                          <text:p text:style-name="a387" text:class-names="" text:cond-style-name=""><text:span text:style-name="a3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1">
            <text:list-item>
              <text:list text:style-name="a391">
                <text:list-item>
                  <text:list text:style-name="a391">
                    <text:list-item>
                      <text:list text:style-name="a391">
                        <text:list-item>
                          <text:list text:style-name="a391">
                            <text:list-item>
                              <text:p text:style-name="a390" text:class-names="" text:cond-style-name=""><text:span text:style-name="a38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396" draw:name="Text Placeholder 3" svg:x="1.62326in" svg:y="3.25in" svg:width="3.88137in" svg:height="2in" presentation:class="outline" presentation:placeholder="false">
        <draw:text-box>
          <text:list text:style-name="a395">
            <text:list-item>
              <text:p text:style-name="a394" text:class-names="" text:cond-style-name=""><text:span text:style-name="a393" text:class-names="">Click to edit Master text styles</text:span></text:p>
            </text:list-item>
          </text:list>
        </draw:text-box>
        <svg:title/>
        <svg:desc/>
      </draw:frame>
      <draw:frame draw:id="id101" presentation:style-name="a400" draw:name="Date Placeholder 4" svg:x="10.64376in" svg:y="6.43403in" svg:width="1.25in" svg:height="0.39931in" presentation:class="date-time" presentation:placeholder="false">
        <draw:text-box>
          <text:p text:style-name="a399" text:class-names="" text:cond-style-name=""><text:span text:style-name="a397" text:class-names=""><text:date text:fixed="false" style:data-style-name="a398">9/30/2014</text:date></text:span></text:p>
        </draw:text-box>
        <svg:title/>
        <svg:desc/>
      </draw:frame>
      <draw:frame draw:id="id102" presentation:style-name="a403" draw:name="Footer Placeholder 5" svg:x="2.81308in" svg:y="6.43403in" svg:width="7.74735in" svg:height="0.39931in" presentation:class="footer" presentation:placeholder="false">
        <draw:text-box>
          <text:p text:style-name="a402" text:class-names="" text:cond-style-name=""><text:span text:style-name="a401" text:class-names=""/></text:p>
        </draw:text-box>
        <svg:title/>
        <svg:desc/>
      </draw:frame>
      <draw:frame draw:id="id103" presentation:style-name="a406" draw:name="Slide Number Placeholder 6" svg:x="11.9771in" svg:y="6.43403in" svg:width="0.60276in" svg:height="0.39931in" presentation:class="page-number" presentation:placeholder="false">
        <draw:text-box>
          <text:p text:style-name="a405" text:class-names="" text:cond-style-name=""><text:span text:style-name="a404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426">
      <draw:g draw:name="Group 6" draw:id="id110">
        <svg:title/>
        <svg:desc/>
        <draw:custom-shape svg:x="0.5in" svg:y="0in" svg:width="1.22743in" svg:height="5.82813in" draw:id="id117" draw:layer="Master1-bg" draw:style-name="a449" draw:name="Freeform 6">
          <svg:title/>
          <svg:desc/>
          <text:p text:style-name="a448" text:class-names="" text:cond-style-name=""><text:span text:style-name="a447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18" draw:layer="Master1-bg" draw:style-name="a452" draw:name="Freeform 7">
          <svg:title/>
          <svg:desc/>
          <text:p text:style-name="a451" text:class-names="" text:cond-style-name=""><text:span text:style-name="a450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19" draw:layer="Master1-bg" draw:style-name="a455" draw:name="Freeform 8">
          <svg:title/>
          <svg:desc/>
          <text:p text:style-name="a454" text:class-names="" text:cond-style-name=""><text:span text:style-name="a453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120" draw:layer="Master1-bg" draw:style-name="a458" draw:name="Freeform 9">
          <svg:title/>
          <svg:desc/>
          <text:p text:style-name="a457" text:class-names="" text:cond-style-name=""><text:span text:style-name="a456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21" draw:layer="Master1-bg" draw:style-name="a461" draw:name="Freeform 10">
          <svg:title/>
          <svg:desc/>
          <text:p text:style-name="a460" text:class-names="" text:cond-style-name=""><text:span text:style-name="a459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22" draw:layer="Master1-bg" draw:style-name="a464" draw:name="Freeform 11">
          <svg:title/>
          <svg:desc/>
          <text:p text:style-name="a463" text:class-names="" text:cond-style-name=""><text:span text:style-name="a462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11" presentation:style-name="a429" draw:name="Title 1" svg:x="1.62153in" svg:y="1.91667in" svg:width="5.93412in" svg:height="1.5in" presentation:class="title" presentation:placeholder="false">
        <draw:text-box>
          <text:p text:style-name="a428" text:class-names="" text:cond-style-name=""><text:span text:style-name="a427" text:class-names="">Click to edit Master title style</text:span></text:p>
        </draw:text-box>
        <svg:title/>
        <svg:desc/>
      </draw:frame>
      <draw:frame draw:id="id112" presentation:style-name="a432" draw:name="Picture Placeholder 2" svg:x="8.30565in" svg:y="1in" svg:width="3.58812in" svg:height="5in" presentation:class="graphic" presentation:placeholder="false">
        <draw:text-box>
          <text:p text:style-name="a431" text:class-names="" text:cond-style-name=""><text:span text:style-name="a430" text:class-names="">Click icon to add picture</text:span></text:p>
        </draw:text-box>
        <svg:title/>
        <svg:desc/>
      </draw:frame>
      <draw:frame draw:id="id113" presentation:style-name="a436" draw:name="Text Placeholder 3" svg:x="1.62153in" svg:y="3.41667in" svg:width="5.93412in" svg:height="2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Click to edit Master text styles</text:span></text:p>
            </text:list-item>
          </text:list>
        </draw:text-box>
        <svg:title/>
        <svg:desc/>
      </draw:frame>
      <draw:frame draw:id="id114" presentation:style-name="a440" draw:name="Date Placeholder 4" svg:x="10.64376in" svg:y="6.43403in" svg:width="1.25in" svg:height="0.39931in" presentation:class="date-time" presentation:placeholder="false">
        <draw:text-box>
          <text:p text:style-name="a439" text:class-names="" text:cond-style-name=""><text:span text:style-name="a437" text:class-names=""><text:date text:fixed="false" style:data-style-name="a438">9/30/2014</text:date></text:span></text:p>
        </draw:text-box>
        <svg:title/>
        <svg:desc/>
      </draw:frame>
      <draw:frame draw:id="id115" presentation:style-name="a443" draw:name="Footer Placeholder 5" svg:x="2.81308in" svg:y="6.43403in" svg:width="7.74735in" svg:height="0.39931in" presentation:class="footer" presentation:placeholder="false">
        <draw:text-box>
          <text:p text:style-name="a442" text:class-names="" text:cond-style-name=""><text:span text:style-name="a441" text:class-names=""/></text:p>
        </draw:text-box>
        <svg:title/>
        <svg:desc/>
      </draw:frame>
      <draw:frame draw:id="id116" presentation:style-name="a446" draw:name="Slide Number Placeholder 6" svg:x="11.9771in" svg:y="6.43403in" svg:width="0.60276in" svg:height="0.39931in" presentation:class="page-number" presentation:placeholder="false">
        <draw:text-box>
          <text:p text:style-name="a445" text:class-names="" text:cond-style-name=""><text:span text:style-name="a444" text:class-names=""><text:page-number style:num-format="1" text:fixed="false"/></text:span></text:p>
        </draw:text-box>
        <svg:title/>
        <svg:desc/>
      </draw:frame>
    </style:master-page>
    <style:master-page style:name="Master1-Layout10-cust-Panoramic-Picture-with-Caption" style:page-layout-name="pageLayout1" draw:style-name="a466">
      <draw:g draw:name="Group 6" draw:id="id123">
        <svg:title/>
        <svg:desc/>
        <draw:custom-shape svg:x="0.5in" svg:y="0in" svg:width="1.22743in" svg:height="5.82813in" draw:id="id130" draw:layer="Master1-bg" draw:style-name="a489" draw:name="Freeform 6">
          <svg:title/>
          <svg:desc/>
          <text:p text:style-name="a488" text:class-names="" text:cond-style-name=""><text:span text:style-name="a487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31" draw:layer="Master1-bg" draw:style-name="a492" draw:name="Freeform 7">
          <svg:title/>
          <svg:desc/>
          <text:p text:style-name="a491" text:class-names="" text:cond-style-name=""><text:span text:style-name="a490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32" draw:layer="Master1-bg" draw:style-name="a495" draw:name="Freeform 8">
          <svg:title/>
          <svg:desc/>
          <text:p text:style-name="a494" text:class-names="" text:cond-style-name=""><text:span text:style-name="a493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133" draw:layer="Master1-bg" draw:style-name="a498" draw:name="Freeform 9">
          <svg:title/>
          <svg:desc/>
          <text:p text:style-name="a497" text:class-names="" text:cond-style-name=""><text:span text:style-name="a496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34" draw:layer="Master1-bg" draw:style-name="a501" draw:name="Freeform 10">
          <svg:title/>
          <svg:desc/>
          <text:p text:style-name="a500" text:class-names="" text:cond-style-name=""><text:span text:style-name="a499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35" draw:layer="Master1-bg" draw:style-name="a504" draw:name="Freeform 11">
          <svg:title/>
          <svg:desc/>
          <text:p text:style-name="a503" text:class-names="" text:cond-style-name=""><text:span text:style-name="a502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24" presentation:style-name="a469" draw:name="Title 1" svg:x="1.62326in" svg:y="5.17592in" svg:width="10.9566in" svg:height="0.61979in" presentation:class="title" presentation:placeholder="false">
        <draw:text-box>
          <text:p text:style-name="a468" text:class-names="" text:cond-style-name=""><text:span text:style-name="a467" text:class-names="">Click to edit Master title style</text:span></text:p>
        </draw:text-box>
        <svg:title/>
        <svg:desc/>
      </draw:frame>
      <draw:frame draw:id="id125" presentation:style-name="a472" draw:name="Picture Placeholder 2" svg:x="2.60937in" svg:y="1.01937in" svg:width="8.996in" svg:height="3.46126in" presentation:class="graphic" presentation:placeholder="false">
        <draw:text-box>
          <text:p text:style-name="a471" text:class-names="" text:cond-style-name=""><text:span text:style-name="a470" text:class-names="">Click icon to add picture</text:span></text:p>
        </draw:text-box>
        <svg:title/>
        <svg:desc/>
      </draw:frame>
      <draw:frame draw:id="id126" presentation:style-name="a476" draw:name="Text Placeholder 3" svg:x="1.62326in" svg:y="5.79572in" svg:width="10.9566in" svg:height="0.53993in" presentation:class="outline" presentation:placeholder="false">
        <draw:text-box>
          <text:list text:style-name="a475">
            <text:list-item>
              <text:p text:style-name="a474" text:class-names="" text:cond-style-name=""><text:span text:style-name="a473" text:class-names="">Click to edit Master text styles</text:span></text:p>
            </text:list-item>
          </text:list>
        </draw:text-box>
        <svg:title/>
        <svg:desc/>
      </draw:frame>
      <draw:frame draw:id="id127" presentation:style-name="a480" draw:name="Date Placeholder 4" svg:x="10.64376in" svg:y="6.43403in" svg:width="1.25in" svg:height="0.39931in" presentation:class="date-time" presentation:placeholder="false">
        <draw:text-box>
          <text:p text:style-name="a479" text:class-names="" text:cond-style-name=""><text:span text:style-name="a477" text:class-names=""><text:date text:fixed="false" style:data-style-name="a478">9/30/2014</text:date></text:span></text:p>
        </draw:text-box>
        <svg:title/>
        <svg:desc/>
      </draw:frame>
      <draw:frame draw:id="id128" presentation:style-name="a483" draw:name="Footer Placeholder 5" svg:x="2.81308in" svg:y="6.43403in" svg:width="7.74735in" svg:height="0.39931in" presentation:class="footer" presentation:placeholder="false">
        <draw:text-box>
          <text:p text:style-name="a482" text:class-names="" text:cond-style-name=""><text:span text:style-name="a481" text:class-names=""/></text:p>
        </draw:text-box>
        <svg:title/>
        <svg:desc/>
      </draw:frame>
      <draw:frame draw:id="id129" presentation:style-name="a486" draw:name="Slide Number Placeholder 6" svg:x="11.9771in" svg:y="6.43403in" svg:width="0.60276in" svg:height="0.39931in" presentation:class="page-number" presentation:placeholder="false">
        <draw:text-box>
          <text:p text:style-name="a485" text:class-names="" text:cond-style-name=""><text:span text:style-name="a484" text:class-names=""><text:page-number style:num-format="1" text:fixed="false"/></text:span></text:p>
        </draw:text-box>
        <svg:title/>
        <svg:desc/>
      </draw:frame>
    </style:master-page>
    <style:master-page style:name="Master1-Layout11-cust-Title-and-Caption" style:page-layout-name="pageLayout1" draw:style-name="a506">
      <draw:g draw:name="Group 6" draw:id="id136">
        <svg:title/>
        <svg:desc/>
        <draw:custom-shape svg:x="0.5in" svg:y="0in" svg:width="1.22743in" svg:height="5.82813in" draw:id="id142" draw:layer="Master1-bg" draw:style-name="a526" draw:name="Freeform 6">
          <svg:title/>
          <svg:desc/>
          <text:p text:style-name="a525" text:class-names="" text:cond-style-name=""><text:span text:style-name="a524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43" draw:layer="Master1-bg" draw:style-name="a529" draw:name="Freeform 7">
          <svg:title/>
          <svg:desc/>
          <text:p text:style-name="a528" text:class-names="" text:cond-style-name=""><text:span text:style-name="a527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44" draw:layer="Master1-bg" draw:style-name="a532" draw:name="Freeform 8">
          <svg:title/>
          <svg:desc/>
          <text:p text:style-name="a531" text:class-names="" text:cond-style-name=""><text:span text:style-name="a530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145" draw:layer="Master1-bg" draw:style-name="a535" draw:name="Freeform 9">
          <svg:title/>
          <svg:desc/>
          <text:p text:style-name="a534" text:class-names="" text:cond-style-name=""><text:span text:style-name="a533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46" draw:layer="Master1-bg" draw:style-name="a538" draw:name="Freeform 10">
          <svg:title/>
          <svg:desc/>
          <text:p text:style-name="a537" text:class-names="" text:cond-style-name=""><text:span text:style-name="a536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47" draw:layer="Master1-bg" draw:style-name="a541" draw:name="Freeform 11">
          <svg:title/>
          <svg:desc/>
          <text:p text:style-name="a540" text:class-names="" text:cond-style-name=""><text:span text:style-name="a539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37" presentation:style-name="a509" draw:name="Title 1" svg:x="1.62326in" svg:y="0.75in" svg:width="10.9566in" svg:height="3.33333in" presentation:class="title" presentation:placeholder="false">
        <draw:text-box>
          <text:p text:style-name="a508" text:class-names="" text:cond-style-name=""><text:span text:style-name="a507" text:class-names="">Click to edit Master title style</text:span></text:p>
        </draw:text-box>
        <svg:title/>
        <svg:desc/>
      </draw:frame>
      <draw:frame draw:id="id138" presentation:style-name="a513" draw:name="Text Placeholder 2" svg:x="1.62326in" svg:y="4.75in" svg:width="10.9566in" svg:height="1.58333in" presentation:class="outline" presentation:placeholder="false">
        <draw:text-box>
          <text:list text:style-name="a512">
            <text:list-item>
              <text:p text:style-name="a511" text:class-names="" text:cond-style-name=""><text:span text:style-name="a510" text:class-names="">Click to edit Master text styles</text:span></text:p>
            </text:list-item>
          </text:list>
        </draw:text-box>
        <svg:title/>
        <svg:desc/>
      </draw:frame>
      <draw:frame draw:id="id139" presentation:style-name="a517" draw:name="Date Placeholder 3" svg:x="10.64376in" svg:y="6.43403in" svg:width="1.25in" svg:height="0.39931in" presentation:class="date-time" presentation:placeholder="false">
        <draw:text-box>
          <text:p text:style-name="a516" text:class-names="" text:cond-style-name=""><text:span text:style-name="a514" text:class-names=""><text:date text:fixed="false" style:data-style-name="a515">9/30/2014</text:date></text:span></text:p>
        </draw:text-box>
        <svg:title/>
        <svg:desc/>
      </draw:frame>
      <draw:frame draw:id="id140" presentation:style-name="a520" draw:name="Footer Placeholder 4" svg:x="2.81308in" svg:y="6.43403in" svg:width="7.74735in" svg:height="0.39931in" presentation:class="footer" presentation:placeholder="false">
        <draw:text-box>
          <text:p text:style-name="a519" text:class-names="" text:cond-style-name=""><text:span text:style-name="a518" text:class-names=""/></text:p>
        </draw:text-box>
        <svg:title/>
        <svg:desc/>
      </draw:frame>
      <draw:frame draw:id="id141" presentation:style-name="a523" draw:name="Slide Number Placeholder 5" svg:x="11.9771in" svg:y="6.43403in" svg:width="0.60276in" svg:height="0.39931in" presentation:class="page-number" presentation:placeholder="false">
        <draw:text-box>
          <text:p text:style-name="a522" text:class-names="" text:cond-style-name=""><text:span text:style-name="a521" text:class-names=""><text:page-number style:num-format="1" text:fixed="false"/></text:span></text:p>
        </draw:text-box>
        <svg:title/>
        <svg:desc/>
      </draw:frame>
    </style:master-page>
    <style:master-page style:name="Master1-Layout12-cust-Quote-with-Caption" style:page-layout-name="pageLayout1" draw:style-name="a543">
      <draw:g draw:name="Group 6" draw:id="id148">
        <svg:title/>
        <svg:desc/>
        <draw:custom-shape svg:x="0.5in" svg:y="0in" svg:width="1.22743in" svg:height="5.82813in" draw:id="id157" draw:layer="Master1-bg" draw:style-name="a573" draw:name="Freeform 6">
          <svg:title/>
          <svg:desc/>
          <text:p text:style-name="a572" text:class-names="" text:cond-style-name=""><text:span text:style-name="a571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58" draw:layer="Master1-bg" draw:style-name="a576" draw:name="Freeform 7">
          <svg:title/>
          <svg:desc/>
          <text:p text:style-name="a575" text:class-names="" text:cond-style-name=""><text:span text:style-name="a574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59" draw:layer="Master1-bg" draw:style-name="a579" draw:name="Freeform 8">
          <svg:title/>
          <svg:desc/>
          <text:p text:style-name="a578" text:class-names="" text:cond-style-name=""><text:span text:style-name="a577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160" draw:layer="Master1-bg" draw:style-name="a582" draw:name="Freeform 9">
          <svg:title/>
          <svg:desc/>
          <text:p text:style-name="a581" text:class-names="" text:cond-style-name=""><text:span text:style-name="a580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61" draw:layer="Master1-bg" draw:style-name="a585" draw:name="Freeform 10">
          <svg:title/>
          <svg:desc/>
          <text:p text:style-name="a584" text:class-names="" text:cond-style-name=""><text:span text:style-name="a583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62" draw:layer="Master1-bg" draw:style-name="a588" draw:name="Freeform 11">
          <svg:title/>
          <svg:desc/>
          <text:p text:style-name="a587" text:class-names="" text:cond-style-name=""><text:span text:style-name="a586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49" draw:style-name="a546" draw:name="TextBox 13" svg:x="1.74826in" svg:y="0.94381in" svg:width="0.66667in" svg:height="0.63952in">
        <draw:text-box>
          <text:p text:style-name="a545" text:class-names="" text:cond-style-name=""><text:span text:style-name="a544" text:class-names="">“</text:span></text:p>
        </draw:text-box>
        <svg:title/>
        <svg:desc/>
      </draw:frame>
      <draw:frame draw:id="id150" draw:style-name="a549" draw:name="TextBox 14" svg:x="11.91319in" svg:y="3.08333in" svg:width="0.66667in" svg:height="0.63952in">
        <draw:text-box>
          <text:p text:style-name="a548" text:class-names="" text:cond-style-name=""><text:span text:style-name="a547" text:class-names="">”</text:span></text:p>
        </draw:text-box>
        <svg:title/>
        <svg:desc/>
      </draw:frame>
      <draw:frame draw:id="id151" presentation:style-name="a552" draw:name="Title 1" svg:x="2.41493in" svg:y="0.75in" svg:width="9.8316in" svg:height="3in" presentation:class="title" presentation:placeholder="false">
        <draw:text-box>
          <text:p text:style-name="a551" text:class-names="" text:cond-style-name=""><text:span text:style-name="a550" text:class-names="">Click to edit Master title style</text:span></text:p>
        </draw:text-box>
        <svg:title/>
        <svg:desc/>
      </draw:frame>
      <draw:frame draw:id="id152" presentation:style-name="a556" draw:name="Text Placeholder 9" svg:x="2.66493in" svg:y="3.75in" svg:width="9.3316in" svg:height="0.41667in" presentation:class="outline" presentation:placeholder="false">
        <draw:text-box>
          <text:list text:style-name="a555">
            <text:list-item>
              <text:p text:style-name="a554" text:class-names="" text:cond-style-name=""><text:span text:style-name="a553" text:class-names="">Click to edit Master text styles</text:span></text:p>
            </text:list-item>
          </text:list>
        </draw:text-box>
        <svg:title/>
        <svg:desc/>
      </draw:frame>
      <draw:frame draw:id="id153" presentation:style-name="a560" draw:name="Text Placeholder 2" svg:x="1.62326in" svg:y="4.75in" svg:width="10.9566in" svg:height="1.58333in" presentation:class="outline" presentation:placeholder="false">
        <draw:text-box>
          <text:list text:style-name="a559">
            <text:list-item>
              <text:p text:style-name="a558" text:class-names="" text:cond-style-name=""><text:span text:style-name="a557" text:class-names="">Click to edit Master text styles</text:span></text:p>
            </text:list-item>
          </text:list>
        </draw:text-box>
        <svg:title/>
        <svg:desc/>
      </draw:frame>
      <draw:frame draw:id="id154" presentation:style-name="a564" draw:name="Date Placeholder 3" svg:x="10.64376in" svg:y="6.43403in" svg:width="1.25in" svg:height="0.39931in" presentation:class="date-time" presentation:placeholder="false">
        <draw:text-box>
          <text:p text:style-name="a563" text:class-names="" text:cond-style-name=""><text:span text:style-name="a561" text:class-names=""><text:date text:fixed="false" style:data-style-name="a562">9/30/2014</text:date></text:span></text:p>
        </draw:text-box>
        <svg:title/>
        <svg:desc/>
      </draw:frame>
      <draw:frame draw:id="id155" presentation:style-name="a567" draw:name="Footer Placeholder 4" svg:x="2.81308in" svg:y="6.43403in" svg:width="7.74735in" svg:height="0.39931in" presentation:class="footer" presentation:placeholder="false">
        <draw:text-box>
          <text:p text:style-name="a566" text:class-names="" text:cond-style-name=""><text:span text:style-name="a565" text:class-names=""/></text:p>
        </draw:text-box>
        <svg:title/>
        <svg:desc/>
      </draw:frame>
      <draw:frame draw:id="id156" presentation:style-name="a570" draw:name="Slide Number Placeholder 5" svg:x="11.9771in" svg:y="6.43403in" svg:width="0.60276in" svg:height="0.39931in" presentation:class="page-number" presentation:placeholder="false">
        <draw:text-box>
          <text:p text:style-name="a569" text:class-names="" text:cond-style-name=""><text:span text:style-name="a568" text:class-names=""><text:page-number style:num-format="1" text:fixed="false"/></text:span></text:p>
        </draw:text-box>
        <svg:title/>
        <svg:desc/>
      </draw:frame>
    </style:master-page>
    <style:master-page style:name="Master1-Layout13-cust-Name-Card" style:page-layout-name="pageLayout1" draw:style-name="a590">
      <draw:g draw:name="Group 6" draw:id="id163">
        <svg:title/>
        <svg:desc/>
        <draw:custom-shape svg:x="0.5in" svg:y="0in" svg:width="1.22743in" svg:height="5.82813in" draw:id="id169" draw:layer="Master1-bg" draw:style-name="a610" draw:name="Freeform 6">
          <svg:title/>
          <svg:desc/>
          <text:p text:style-name="a609" text:class-names="" text:cond-style-name=""><text:span text:style-name="a608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70" draw:layer="Master1-bg" draw:style-name="a613" draw:name="Freeform 7">
          <svg:title/>
          <svg:desc/>
          <text:p text:style-name="a612" text:class-names="" text:cond-style-name=""><text:span text:style-name="a611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71" draw:layer="Master1-bg" draw:style-name="a616" draw:name="Freeform 8">
          <svg:title/>
          <svg:desc/>
          <text:p text:style-name="a615" text:class-names="" text:cond-style-name=""><text:span text:style-name="a614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172" draw:layer="Master1-bg" draw:style-name="a619" draw:name="Freeform 9">
          <svg:title/>
          <svg:desc/>
          <text:p text:style-name="a618" text:class-names="" text:cond-style-name=""><text:span text:style-name="a617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73" draw:layer="Master1-bg" draw:style-name="a622" draw:name="Freeform 10">
          <svg:title/>
          <svg:desc/>
          <text:p text:style-name="a621" text:class-names="" text:cond-style-name=""><text:span text:style-name="a620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74" draw:layer="Master1-bg" draw:style-name="a625" draw:name="Freeform 11">
          <svg:title/>
          <svg:desc/>
          <text:p text:style-name="a624" text:class-names="" text:cond-style-name=""><text:span text:style-name="a623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64" presentation:style-name="a593" draw:name="Title 1" svg:x="1.62326in" svg:y="3.61831in" svg:width="10.95659in" svg:height="1.6063in" presentation:class="title" presentation:placeholder="false">
        <draw:text-box>
          <text:p text:style-name="a592" text:class-names="" text:cond-style-name=""><text:span text:style-name="a591" text:class-names="">Click to edit Master title style</text:span></text:p>
        </draw:text-box>
        <svg:title/>
        <svg:desc/>
      </draw:frame>
      <draw:frame draw:id="id165" presentation:style-name="a597" draw:name="Text Placeholder 2" svg:x="1.62326in" svg:y="5.22461in" svg:width="10.95659in" svg:height="0.94094in" presentation:class="outline" presentation:placeholder="false">
        <draw:text-box>
          <text:list text:style-name="a596">
            <text:list-item>
              <text:p text:style-name="a595" text:class-names="" text:cond-style-name=""><text:span text:style-name="a594" text:class-names="">Click to edit Master text styles</text:span></text:p>
            </text:list-item>
          </text:list>
        </draw:text-box>
        <svg:title/>
        <svg:desc/>
      </draw:frame>
      <draw:frame draw:id="id166" presentation:style-name="a601" draw:name="Date Placeholder 3" svg:x="10.64376in" svg:y="6.43403in" svg:width="1.25in" svg:height="0.39931in" presentation:class="date-time" presentation:placeholder="false">
        <draw:text-box>
          <text:p text:style-name="a600" text:class-names="" text:cond-style-name=""><text:span text:style-name="a598" text:class-names=""><text:date text:fixed="false" style:data-style-name="a599">9/30/2014</text:date></text:span></text:p>
        </draw:text-box>
        <svg:title/>
        <svg:desc/>
      </draw:frame>
      <draw:frame draw:id="id167" presentation:style-name="a604" draw:name="Footer Placeholder 4" svg:x="2.81308in" svg:y="6.43403in" svg:width="7.74735in" svg:height="0.39931in" presentation:class="footer" presentation:placeholder="false">
        <draw:text-box>
          <text:p text:style-name="a603" text:class-names="" text:cond-style-name=""><text:span text:style-name="a602" text:class-names=""/></text:p>
        </draw:text-box>
        <svg:title/>
        <svg:desc/>
      </draw:frame>
      <draw:frame draw:id="id168" presentation:style-name="a607" draw:name="Slide Number Placeholder 5" svg:x="11.9771in" svg:y="6.43403in" svg:width="0.60276in" svg:height="0.39931in" presentation:class="page-number" presentation:placeholder="false">
        <draw:text-box>
          <text:p text:style-name="a606" text:class-names="" text:cond-style-name=""><text:span text:style-name="a605" text:class-names=""><text:page-number style:num-format="1" text:fixed="false"/></text:span></text:p>
        </draw:text-box>
        <svg:title/>
        <svg:desc/>
      </draw:frame>
    </style:master-page>
    <style:master-page style:name="Master1-Layout14-cust-Quote-Name-Card" style:page-layout-name="pageLayout1" draw:style-name="a627">
      <draw:g draw:name="Group 6" draw:id="id175">
        <svg:title/>
        <svg:desc/>
        <draw:custom-shape svg:x="0.5in" svg:y="0in" svg:width="1.22743in" svg:height="5.82813in" draw:id="id184" draw:layer="Master1-bg" draw:style-name="a657" draw:name="Freeform 6">
          <svg:title/>
          <svg:desc/>
          <text:p text:style-name="a656" text:class-names="" text:cond-style-name=""><text:span text:style-name="a655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85" draw:layer="Master1-bg" draw:style-name="a660" draw:name="Freeform 7">
          <svg:title/>
          <svg:desc/>
          <text:p text:style-name="a659" text:class-names="" text:cond-style-name=""><text:span text:style-name="a658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86" draw:layer="Master1-bg" draw:style-name="a663" draw:name="Freeform 8">
          <svg:title/>
          <svg:desc/>
          <text:p text:style-name="a662" text:class-names="" text:cond-style-name=""><text:span text:style-name="a661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187" draw:layer="Master1-bg" draw:style-name="a666" draw:name="Freeform 9">
          <svg:title/>
          <svg:desc/>
          <text:p text:style-name="a665" text:class-names="" text:cond-style-name=""><text:span text:style-name="a664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88" draw:layer="Master1-bg" draw:style-name="a669" draw:name="Freeform 10">
          <svg:title/>
          <svg:desc/>
          <text:p text:style-name="a668" text:class-names="" text:cond-style-name=""><text:span text:style-name="a667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89" draw:layer="Master1-bg" draw:style-name="a672" draw:name="Freeform 11">
          <svg:title/>
          <svg:desc/>
          <text:p text:style-name="a671" text:class-names="" text:cond-style-name=""><text:span text:style-name="a670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76" draw:style-name="a630" draw:name="TextBox 13" svg:x="1.74826in" svg:y="0.94381in" svg:width="0.66667in" svg:height="0.63952in">
        <draw:text-box>
          <text:p text:style-name="a629" text:class-names="" text:cond-style-name=""><text:span text:style-name="a628" text:class-names="">“</text:span></text:p>
        </draw:text-box>
        <svg:title/>
        <svg:desc/>
      </draw:frame>
      <draw:frame draw:id="id177" draw:style-name="a633" draw:name="TextBox 14" svg:x="11.91319in" svg:y="3.08333in" svg:width="0.66667in" svg:height="0.63952in">
        <draw:text-box>
          <text:p text:style-name="a632" text:class-names="" text:cond-style-name=""><text:span text:style-name="a631" text:class-names="">”</text:span></text:p>
        </draw:text-box>
        <svg:title/>
        <svg:desc/>
      </draw:frame>
      <draw:frame draw:id="id178" presentation:style-name="a636" draw:name="Title 1" svg:x="2.41493in" svg:y="0.75in" svg:width="9.8316in" svg:height="3in" presentation:class="title" presentation:placeholder="false">
        <draw:text-box>
          <text:p text:style-name="a635" text:class-names="" text:cond-style-name=""><text:span text:style-name="a634" text:class-names="">Click to edit Master title style</text:span></text:p>
        </draw:text-box>
        <svg:title/>
        <svg:desc/>
      </draw:frame>
      <draw:frame draw:id="id179" presentation:style-name="a640" draw:name="Text Placeholder 9" svg:x="1.62326in" svg:y="4.25in" svg:width="10.95659in" svg:height="0.97222in" presentation:class="outline" presentation:placeholder="false">
        <draw:text-box>
          <text:list text:style-name="a639">
            <text:list-item>
              <text:p text:style-name="a638" text:class-names="" text:cond-style-name=""><text:span text:style-name="a637" text:class-names="">Click to edit Master text styles</text:span></text:p>
            </text:list-item>
          </text:list>
        </draw:text-box>
        <svg:title/>
        <svg:desc/>
      </draw:frame>
      <draw:frame draw:id="id180" presentation:style-name="a644" draw:name="Text Placeholder 2" svg:x="1.62326in" svg:y="5.22222in" svg:width="10.95659in" svg:height="1.11111in" presentation:class="outline" presentation:placeholder="false">
        <draw:text-box>
          <text:list text:style-name="a643">
            <text:list-item>
              <text:p text:style-name="a642" text:class-names="" text:cond-style-name=""><text:span text:style-name="a641" text:class-names="">Click to edit Master text styles</text:span></text:p>
            </text:list-item>
          </text:list>
        </draw:text-box>
        <svg:title/>
        <svg:desc/>
      </draw:frame>
      <draw:frame draw:id="id181" presentation:style-name="a648" draw:name="Date Placeholder 3" svg:x="10.64376in" svg:y="6.43403in" svg:width="1.25in" svg:height="0.39931in" presentation:class="date-time" presentation:placeholder="false">
        <draw:text-box>
          <text:p text:style-name="a647" text:class-names="" text:cond-style-name=""><text:span text:style-name="a645" text:class-names=""><text:date text:fixed="false" style:data-style-name="a646">9/30/2014</text:date></text:span></text:p>
        </draw:text-box>
        <svg:title/>
        <svg:desc/>
      </draw:frame>
      <draw:frame draw:id="id182" presentation:style-name="a651" draw:name="Footer Placeholder 4" svg:x="2.81308in" svg:y="6.43403in" svg:width="7.74735in" svg:height="0.39931in" presentation:class="footer" presentation:placeholder="false">
        <draw:text-box>
          <text:p text:style-name="a650" text:class-names="" text:cond-style-name=""><text:span text:style-name="a649" text:class-names=""/></text:p>
        </draw:text-box>
        <svg:title/>
        <svg:desc/>
      </draw:frame>
      <draw:frame draw:id="id183" presentation:style-name="a654" draw:name="Slide Number Placeholder 5" svg:x="11.9771in" svg:y="6.43403in" svg:width="0.60276in" svg:height="0.39931in" presentation:class="page-number" presentation:placeholder="false">
        <draw:text-box>
          <text:p text:style-name="a653" text:class-names="" text:cond-style-name=""><text:span text:style-name="a652" text:class-names=""><text:page-number style:num-format="1" text:fixed="false"/></text:span></text:p>
        </draw:text-box>
        <svg:title/>
        <svg:desc/>
      </draw:frame>
    </style:master-page>
    <style:master-page style:name="Master1-Layout15-cust-True-or-False" style:page-layout-name="pageLayout1" draw:style-name="a674">
      <draw:g draw:name="Group 6" draw:id="id190">
        <svg:title/>
        <svg:desc/>
        <draw:custom-shape svg:x="0.5in" svg:y="0in" svg:width="1.22743in" svg:height="5.82813in" draw:id="id197" draw:layer="Master1-bg" draw:style-name="a698" draw:name="Freeform 6">
          <svg:title/>
          <svg:desc/>
          <text:p text:style-name="a697" text:class-names="" text:cond-style-name=""><text:span text:style-name="a696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98" draw:layer="Master1-bg" draw:style-name="a701" draw:name="Freeform 7">
          <svg:title/>
          <svg:desc/>
          <text:p text:style-name="a700" text:class-names="" text:cond-style-name=""><text:span text:style-name="a699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99" draw:layer="Master1-bg" draw:style-name="a704" draw:name="Freeform 8">
          <svg:title/>
          <svg:desc/>
          <text:p text:style-name="a703" text:class-names="" text:cond-style-name=""><text:span text:style-name="a702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200" draw:layer="Master1-bg" draw:style-name="a707" draw:name="Freeform 9">
          <svg:title/>
          <svg:desc/>
          <text:p text:style-name="a706" text:class-names="" text:cond-style-name=""><text:span text:style-name="a705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201" draw:layer="Master1-bg" draw:style-name="a710" draw:name="Freeform 10">
          <svg:title/>
          <svg:desc/>
          <text:p text:style-name="a709" text:class-names="" text:cond-style-name=""><text:span text:style-name="a708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202" draw:layer="Master1-bg" draw:style-name="a713" draw:name="Freeform 11">
          <svg:title/>
          <svg:desc/>
          <text:p text:style-name="a712" text:class-names="" text:cond-style-name=""><text:span text:style-name="a711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91" presentation:style-name="a677" draw:name="Title 1" svg:x="1.62326in" svg:y="0.75in" svg:width="10.9566in" svg:height="2.98264in" presentation:class="title" presentation:placeholder="false">
        <draw:text-box>
          <text:p text:style-name="a676" text:class-names="" text:cond-style-name=""><text:span text:style-name="a675" text:class-names="">Click to edit Master title style</text:span></text:p>
        </draw:text-box>
        <svg:title/>
        <svg:desc/>
      </draw:frame>
      <draw:frame draw:id="id192" presentation:style-name="a681" draw:name="Text Placeholder 9" svg:x="1.62326in" svg:y="3.83333in" svg:width="10.9566in" svg:height="0.91667in" presentation:class="outline" presentation:placeholder="false">
        <draw:text-box>
          <text:list text:style-name="a680">
            <text:list-item>
              <text:p text:style-name="a679" text:class-names="" text:cond-style-name=""><text:span text:style-name="a678" text:class-names="">Click to edit Master text styles</text:span></text:p>
            </text:list-item>
          </text:list>
        </draw:text-box>
        <svg:title/>
        <svg:desc/>
      </draw:frame>
      <draw:frame draw:id="id193" presentation:style-name="a685" draw:name="Text Placeholder 2" svg:x="1.62326in" svg:y="4.75in" svg:width="10.9566in" svg:height="1.58333in" presentation:class="outline" presentation:placeholder="false">
        <draw:text-box>
          <text:list text:style-name="a684">
            <text:list-item>
              <text:p text:style-name="a683" text:class-names="" text:cond-style-name=""><text:span text:style-name="a682" text:class-names="">Click to edit Master text styles</text:span></text:p>
            </text:list-item>
          </text:list>
        </draw:text-box>
        <svg:title/>
        <svg:desc/>
      </draw:frame>
      <draw:frame draw:id="id194" presentation:style-name="a689" draw:name="Date Placeholder 3" svg:x="10.64376in" svg:y="6.43403in" svg:width="1.25in" svg:height="0.39931in" presentation:class="date-time" presentation:placeholder="false">
        <draw:text-box>
          <text:p text:style-name="a688" text:class-names="" text:cond-style-name=""><text:span text:style-name="a686" text:class-names=""><text:date text:fixed="false" style:data-style-name="a687">9/30/2014</text:date></text:span></text:p>
        </draw:text-box>
        <svg:title/>
        <svg:desc/>
      </draw:frame>
      <draw:frame draw:id="id195" presentation:style-name="a692" draw:name="Footer Placeholder 4" svg:x="2.81308in" svg:y="6.43403in" svg:width="7.74735in" svg:height="0.39931in" presentation:class="footer" presentation:placeholder="false">
        <draw:text-box>
          <text:p text:style-name="a691" text:class-names="" text:cond-style-name=""><text:span text:style-name="a690" text:class-names=""/></text:p>
        </draw:text-box>
        <svg:title/>
        <svg:desc/>
      </draw:frame>
      <draw:frame draw:id="id196" presentation:style-name="a695" draw:name="Slide Number Placeholder 5" svg:x="11.9771in" svg:y="6.43403in" svg:width="0.60276in" svg:height="0.39931in" presentation:class="page-number" presentation:placeholder="false">
        <draw:text-box>
          <text:p text:style-name="a694" text:class-names="" text:cond-style-name=""><text:span text:style-name="a693" text:class-names=""><text:page-number style:num-format="1" text:fixed="false"/></text:span></text:p>
        </draw:text-box>
        <svg:title/>
        <svg:desc/>
      </draw:frame>
    </style:master-page>
    <style:master-page style:name="Master1-Layout16-vertTx-Title-and-Vertical-Text" style:page-layout-name="pageLayout1" draw:style-name="a715">
      <draw:g draw:name="Group 6" draw:id="id203">
        <svg:title/>
        <svg:desc/>
        <draw:custom-shape svg:x="0.5in" svg:y="0in" svg:width="1.22743in" svg:height="5.82813in" draw:id="id209" draw:layer="Master1-bg" draw:style-name="a747" draw:name="Freeform 6">
          <svg:title/>
          <svg:desc/>
          <text:p text:style-name="a746" text:class-names="" text:cond-style-name=""><text:span text:style-name="a745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210" draw:layer="Master1-bg" draw:style-name="a750" draw:name="Freeform 7">
          <svg:title/>
          <svg:desc/>
          <text:p text:style-name="a749" text:class-names="" text:cond-style-name=""><text:span text:style-name="a748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211" draw:layer="Master1-bg" draw:style-name="a753" draw:name="Freeform 8">
          <svg:title/>
          <svg:desc/>
          <text:p text:style-name="a752" text:class-names="" text:cond-style-name=""><text:span text:style-name="a751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212" draw:layer="Master1-bg" draw:style-name="a756" draw:name="Freeform 9">
          <svg:title/>
          <svg:desc/>
          <text:p text:style-name="a755" text:class-names="" text:cond-style-name=""><text:span text:style-name="a754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213" draw:layer="Master1-bg" draw:style-name="a759" draw:name="Freeform 10">
          <svg:title/>
          <svg:desc/>
          <text:p text:style-name="a758" text:class-names="" text:cond-style-name=""><text:span text:style-name="a757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214" draw:layer="Master1-bg" draw:style-name="a762" draw:name="Freeform 11">
          <svg:title/>
          <svg:desc/>
          <text:p text:style-name="a761" text:class-names="" text:cond-style-name=""><text:span text:style-name="a760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204" presentation:style-name="a718" draw:name="Title 1" svg:x="1.62326in" svg:y="0.75in" svg:width="10.9566in" svg:height="1.91667in" presentation:class="title" presentation:placeholder="false">
        <draw:text-box>
          <text:p text:style-name="a717" text:class-names="" text:cond-style-name=""><text:span text:style-name="a716" text:class-names="">Click to edit Master title style</text:span></text:p>
        </draw:text-box>
        <svg:title/>
        <svg:desc/>
      </draw:frame>
      <draw:frame draw:id="id205" presentation:style-name="a734" draw:name="Vertical Text Placeholder 2" svg:x="1.62326in" svg:y="2.91667in" svg:width="10.9566in" svg:height="3.41667in" presentation:class="outline" presentation:placeholder="false">
        <draw:text-box>
          <text:list text:style-name="a721">
            <text:list-item>
              <text:p text:style-name="a720" text:class-names="" text:cond-style-name=""><text:span text:style-name="a719" text:class-names="">Click to edit Master text styles</text:span></text:p>
            </text:list-item>
          </text:list>
          <text:list text:style-name="a724">
            <text:list-item>
              <text:list text:style-name="a724">
                <text:list-item>
                  <text:p text:style-name="a723" text:class-names="" text:cond-style-name=""><text:span text:style-name="a722" text:class-names="">Second level</text:span></text:p>
                </text:list-item>
              </text:list>
            </text:list-item>
          </text:list>
          <text:list text:style-name="a727">
            <text:list-item>
              <text:list text:style-name="a727">
                <text:list-item>
                  <text:list text:style-name="a727">
                    <text:list-item>
                      <text:p text:style-name="a726" text:class-names="" text:cond-style-name=""><text:span text:style-name="a725" text:class-names="">Third level</text:span></text:p>
                    </text:list-item>
                  </text:list>
                </text:list-item>
              </text:list>
            </text:list-item>
          </text:list>
          <text:list text:style-name="a730">
            <text:list-item>
              <text:list text:style-name="a730">
                <text:list-item>
                  <text:list text:style-name="a730">
                    <text:list-item>
                      <text:list text:style-name="a730">
                        <text:list-item>
                          <text:p text:style-name="a729" text:class-names="" text:cond-style-name=""><text:span text:style-name="a7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33">
            <text:list-item>
              <text:list text:style-name="a733">
                <text:list-item>
                  <text:list text:style-name="a733">
                    <text:list-item>
                      <text:list text:style-name="a733">
                        <text:list-item>
                          <text:list text:style-name="a733">
                            <text:list-item>
                              <text:p text:style-name="a732" text:class-names="" text:cond-style-name=""><text:span text:style-name="a7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6" presentation:style-name="a738" draw:name="Date Placeholder 3" svg:x="10.64376in" svg:y="6.43403in" svg:width="1.25in" svg:height="0.39931in" presentation:class="date-time" presentation:placeholder="false">
        <draw:text-box>
          <text:p text:style-name="a737" text:class-names="" text:cond-style-name=""><text:span text:style-name="a735" text:class-names=""><text:date text:fixed="false" style:data-style-name="a736">9/30/2014</text:date></text:span></text:p>
        </draw:text-box>
        <svg:title/>
        <svg:desc/>
      </draw:frame>
      <draw:frame draw:id="id207" presentation:style-name="a741" draw:name="Footer Placeholder 4" svg:x="2.81308in" svg:y="6.43403in" svg:width="7.74735in" svg:height="0.39931in" presentation:class="footer" presentation:placeholder="false">
        <draw:text-box>
          <text:p text:style-name="a740" text:class-names="" text:cond-style-name=""><text:span text:style-name="a739" text:class-names=""/></text:p>
        </draw:text-box>
        <svg:title/>
        <svg:desc/>
      </draw:frame>
      <draw:frame draw:id="id208" presentation:style-name="a744" draw:name="Slide Number Placeholder 5" svg:x="11.9771in" svg:y="6.43403in" svg:width="0.60276in" svg:height="0.39931in" presentation:class="page-number" presentation:placeholder="false">
        <draw:text-box>
          <text:p text:style-name="a743" text:class-names="" text:cond-style-name=""><text:span text:style-name="a742" text:class-names=""><text:page-number style:num-format="1" text:fixed="false"/></text:span></text:p>
        </draw:text-box>
        <svg:title/>
        <svg:desc/>
      </draw:frame>
    </style:master-page>
    <style:master-page style:name="Master1-Layout17-vertTitleAndTx-Vertical-Title-and-Text" style:page-layout-name="pageLayout1" draw:style-name="a764">
      <draw:g draw:name="Group 6" draw:id="id215">
        <svg:title/>
        <svg:desc/>
        <draw:custom-shape svg:x="0.5in" svg:y="0in" svg:width="1.22743in" svg:height="5.82813in" draw:id="id221" draw:layer="Master1-bg" draw:style-name="a796" draw:name="Freeform 6">
          <svg:title/>
          <svg:desc/>
          <text:p text:style-name="a795" text:class-names="" text:cond-style-name=""><text:span text:style-name="a794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222" draw:layer="Master1-bg" draw:style-name="a799" draw:name="Freeform 7">
          <svg:title/>
          <svg:desc/>
          <text:p text:style-name="a798" text:class-names="" text:cond-style-name=""><text:span text:style-name="a797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223" draw:layer="Master1-bg" draw:style-name="a802" draw:name="Freeform 8">
          <svg:title/>
          <svg:desc/>
          <text:p text:style-name="a801" text:class-names="" text:cond-style-name=""><text:span text:style-name="a800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224" draw:layer="Master1-bg" draw:style-name="a805" draw:name="Freeform 9">
          <svg:title/>
          <svg:desc/>
          <text:p text:style-name="a804" text:class-names="" text:cond-style-name=""><text:span text:style-name="a803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225" draw:layer="Master1-bg" draw:style-name="a808" draw:name="Freeform 10">
          <svg:title/>
          <svg:desc/>
          <text:p text:style-name="a807" text:class-names="" text:cond-style-name=""><text:span text:style-name="a806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226" draw:layer="Master1-bg" draw:style-name="a811" draw:name="Freeform 11">
          <svg:title/>
          <svg:desc/>
          <text:p text:style-name="a810" text:class-names="" text:cond-style-name=""><text:span text:style-name="a809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216" presentation:style-name="a767" draw:name="Vertical Title 1" svg:x="10.64376in" svg:y="0.75in" svg:width="1.9361in" svg:height="5.58333in" presentation:class="title" presentation:placeholder="false">
        <draw:text-box>
          <text:p text:style-name="a766" text:class-names="" text:cond-style-name=""><text:span text:style-name="a765" text:class-names="">Click to edit Master title style</text:span></text:p>
        </draw:text-box>
        <svg:title/>
        <svg:desc/>
      </draw:frame>
      <draw:frame draw:id="id217" presentation:style-name="a783" draw:name="Vertical Text Placeholder 2" svg:x="1.62326in" svg:y="0.75in" svg:width="8.7705in" svg:height="5.58333in" presentation:class="outline" presentation:placeholder="false">
        <draw:text-box>
          <text:list text:style-name="a770">
            <text:list-item>
              <text:p text:style-name="a769" text:class-names="" text:cond-style-name=""><text:span text:style-name="a768" text:class-names="">Click to edit Master text styles</text:span></text:p>
            </text:list-item>
          </text:list>
          <text:list text:style-name="a773">
            <text:list-item>
              <text:list text:style-name="a773">
                <text:list-item>
                  <text:p text:style-name="a772" text:class-names="" text:cond-style-name=""><text:span text:style-name="a771" text:class-names="">Second level</text:span></text:p>
                </text:list-item>
              </text:list>
            </text:list-item>
          </text:list>
          <text:list text:style-name="a776">
            <text:list-item>
              <text:list text:style-name="a776">
                <text:list-item>
                  <text:list text:style-name="a776">
                    <text:list-item>
                      <text:p text:style-name="a775" text:class-names="" text:cond-style-name=""><text:span text:style-name="a774" text:class-names="">Third level</text:span></text:p>
                    </text:list-item>
                  </text:list>
                </text:list-item>
              </text:list>
            </text:list-item>
          </text:list>
          <text:list text:style-name="a779">
            <text:list-item>
              <text:list text:style-name="a779">
                <text:list-item>
                  <text:list text:style-name="a779">
                    <text:list-item>
                      <text:list text:style-name="a779">
                        <text:list-item>
                          <text:p text:style-name="a778" text:class-names="" text:cond-style-name=""><text:span text:style-name="a7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2">
            <text:list-item>
              <text:list text:style-name="a782">
                <text:list-item>
                  <text:list text:style-name="a782">
                    <text:list-item>
                      <text:list text:style-name="a782">
                        <text:list-item>
                          <text:list text:style-name="a782">
                            <text:list-item>
                              <text:p text:style-name="a781" text:class-names="" text:cond-style-name=""><text:span text:style-name="a78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8" presentation:style-name="a787" draw:name="Date Placeholder 3" svg:x="10.64376in" svg:y="6.43403in" svg:width="1.25in" svg:height="0.39931in" presentation:class="date-time" presentation:placeholder="false">
        <draw:text-box>
          <text:p text:style-name="a786" text:class-names="" text:cond-style-name=""><text:span text:style-name="a784" text:class-names=""><text:date text:fixed="false" style:data-style-name="a785">9/30/2014</text:date></text:span></text:p>
        </draw:text-box>
        <svg:title/>
        <svg:desc/>
      </draw:frame>
      <draw:frame draw:id="id219" presentation:style-name="a790" draw:name="Footer Placeholder 4" svg:x="2.81308in" svg:y="6.43403in" svg:width="7.74735in" svg:height="0.39931in" presentation:class="footer" presentation:placeholder="false">
        <draw:text-box>
          <text:p text:style-name="a789" text:class-names="" text:cond-style-name=""><text:span text:style-name="a788" text:class-names=""/></text:p>
        </draw:text-box>
        <svg:title/>
        <svg:desc/>
      </draw:frame>
      <draw:frame draw:id="id220" presentation:style-name="a793" draw:name="Slide Number Placeholder 5" svg:x="11.9771in" svg:y="6.43403in" svg:width="0.60276in" svg:height="0.39931in" presentation:class="page-number" presentation:placeholder="false">
        <draw:text-box>
          <text:p text:style-name="a792" text:class-names="" text:cond-style-name=""><text:span text:style-name="a791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Moulem, Samuel</meta:initial-creator>
    <dc:creator>Moulem, Samuel</dc:creator>
    <meta:creation-date>2014-09-30T10:37:04Z</meta:creation-date>
    <dc:date>2014-09-30T15:28:34Z</dc:date>
    <meta:template xlink:href="TC103457496%5b%5bfn=Parallax%5d%5d" xlink:type="simple"/>
    <meta:editing-cycles>2</meta:editing-cycles>
    <meta:editing-duration>PT9627S</meta:editing-duration>
    <meta:document-statistic meta:paragraph-count="28" meta:word-count="365"/>
  </office:meta>
</office:document-meta>
</file>